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Object 40/content.xml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progres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" manifest:full-path="Object 40/Configurations2/statusbar/"/>
  <manifest:file-entry manifest:media-type="application/vnd.sun.xml.ui.configuration" manifest:full-path="Object 40/Configurations2/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41/content.xml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progres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" manifest:full-path="Object 41/Configurations2/statusbar/"/>
  <manifest:file-entry manifest:media-type="application/vnd.sun.xml.ui.configuration" manifest:full-path="Object 41/Configurations2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progres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" manifest:full-path="Object 42/Configurations2/statusbar/"/>
  <manifest:file-entry manifest:media-type="application/vnd.sun.xml.ui.configuration" manifest:full-path="Object 42/Configurations2/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progres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" manifest:full-path="Object 43/Configurations2/statusbar/"/>
  <manifest:file-entry manifest:media-type="application/vnd.sun.xml.ui.configuration" manifest:full-path="Object 43/Configurations2/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progres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" manifest:full-path="Object 44/Configurations2/statusbar/"/>
  <manifest:file-entry manifest:media-type="application/vnd.sun.xml.ui.configuration" manifest:full-path="Object 44/Configurations2/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progres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" manifest:full-path="Object 45/Configurations2/statusbar/"/>
  <manifest:file-entry manifest:media-type="application/vnd.sun.xml.ui.configuration" manifest:full-path="Object 45/Configurations2/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progres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" manifest:full-path="Object 46/Configurations2/statusbar/"/>
  <manifest:file-entry manifest:media-type="application/vnd.sun.xml.ui.configuration" manifest:full-path="Object 46/Configurations2/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progres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" manifest:full-path="Object 47/Configurations2/statusbar/"/>
  <manifest:file-entry manifest:media-type="application/vnd.sun.xml.ui.configuration" manifest:full-path="Object 47/Configurations2/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progres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" manifest:full-path="Object 48/Configurations2/statusbar/"/>
  <manifest:file-entry manifest:media-type="application/vnd.sun.xml.ui.configuration" manifest:full-path="Object 48/Configurations2/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progres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" manifest:full-path="Object 49/Configurations2/statusbar/"/>
  <manifest:file-entry manifest:media-type="application/vnd.sun.xml.ui.configuration" manifest:full-path="Object 49/Configurations2/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content.xml"/>
  <manifest:file-entry manifest:media-type="text/xml" manifest:full-path="Object 50/content.xml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progres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" manifest:full-path="Object 50/Configurations2/statusbar/"/>
  <manifest:file-entry manifest:media-type="application/vnd.sun.xml.ui.configuration" manifest:full-path="Object 50/Configurations2/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51/content.xml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progres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" manifest:full-path="Object 51/Configurations2/statusbar/"/>
  <manifest:file-entry manifest:media-type="application/vnd.sun.xml.ui.configuration" manifest:full-path="Object 51/Configurations2/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progres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" manifest:full-path="Object 52/Configurations2/statusbar/"/>
  <manifest:file-entry manifest:media-type="application/vnd.sun.xml.ui.configuration" manifest:full-path="Object 52/Configurations2/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progres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" manifest:full-path="Object 53/Configurations2/statusbar/"/>
  <manifest:file-entry manifest:media-type="application/vnd.sun.xml.ui.configuration" manifest:full-path="Object 53/Configurations2/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progres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" manifest:full-path="Object 54/Configurations2/statusbar/"/>
  <manifest:file-entry manifest:media-type="application/vnd.sun.xml.ui.configuration" manifest:full-path="Object 54/Configurations2/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progres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" manifest:full-path="Object 55/Configurations2/statusbar/"/>
  <manifest:file-entry manifest:media-type="application/vnd.sun.xml.ui.configuration" manifest:full-path="Object 55/Configurations2/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progres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" manifest:full-path="Object 56/Configurations2/statusbar/"/>
  <manifest:file-entry manifest:media-type="application/vnd.sun.xml.ui.configuration" manifest:full-path="Object 56/Configurations2/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progres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" manifest:full-path="Object 57/Configurations2/statusbar/"/>
  <manifest:file-entry manifest:media-type="application/vnd.sun.xml.ui.configuration" manifest:full-path="Object 57/Configurations2/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progres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" manifest:full-path="Object 33/Configurations2/statusbar/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progres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" manifest:full-path="Object 35/Configurations2/statusbar/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progres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" manifest:full-path="Object 36/Configurations2/statusbar/"/>
  <manifest:file-entry manifest:media-type="application/vnd.sun.xml.ui.configuration" manifest:full-path="Object 36/Configurations2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progres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" manifest:full-path="Object 37/Configurations2/statusbar/"/>
  <manifest:file-entry manifest:media-type="application/vnd.sun.xml.ui.configuration" manifest:full-path="Object 37/Configurations2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progres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" manifest:full-path="Object 38/Configurations2/statusbar/"/>
  <manifest:file-entry manifest:media-type="application/vnd.sun.xml.ui.configuration" manifest:full-path="Object 38/Configurations2/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progres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" manifest:full-path="Object 39/Configurations2/statusbar/"/>
  <manifest:file-entry manifest:media-type="application/vnd.sun.xml.ui.configuration" manifest:full-path="Object 39/Configurations2/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ENXIR+CMMI10" svg:font-family="FENXIR+CMMI10"/>
    <style:font-face style:name="LAOYIH+CMR10" svg:font-family="LAOYIH+CMR10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style:font-name-asian="LAOYIH+CMR10" style:font-size-asian="12pt" style:font-name-complex="LAOYIH+CMR10" style:font-size-complex="12pt"/>
    </style:style>
    <style:style style:name="P3" style:family="paragraph" style:parent-style-name="Standard">
      <style:text-properties style:font-name="Times New Roman" fo:font-size="12pt" style:font-name-asian="LAOYIH+CMR10" style:font-size-asian="12pt" style:font-name-complex="LAOYIH+CMR10" style:font-size-complex="12pt"/>
    </style:style>
    <style:style style:name="P4" style:family="paragraph" style:parent-style-name="Standard" style:list-style-name="L1">
      <style:text-properties style:font-name="Times New Roman" fo:font-size="12pt" style:font-name-asian="LAOYIH+CMR10" style:font-size-asian="12pt" style:font-name-complex="LAOYIH+CMR10" style:font-size-complex="12pt"/>
    </style:style>
    <style:style style:name="P5" style:family="paragraph" style:parent-style-name="Standard" style:list-style-name="L2">
      <style:text-properties style:font-name="Times New Roman" fo:font-size="12pt" style:font-name-asian="LAOYIH+CMR10" style:font-size-asian="12pt" style:font-name-complex="LAOYIH+CMR10" style:font-size-complex="12pt"/>
    </style:style>
    <style:style style:name="P6" style:family="paragraph" style:parent-style-name="Standard" style:list-style-name="L3">
      <style:text-properties style:font-name="Times New Roman" fo:font-size="12pt" style:font-name-asian="LAOYIH+CMR10" style:font-size-asian="12pt" style:font-name-complex="LAOYIH+CMR10" style:font-size-complex="12pt"/>
    </style:style>
    <style:style style:name="P7" style:family="paragraph" style:parent-style-name="Standard" style:list-style-name="L4">
      <style:text-properties style:font-name="Times New Roman" fo:font-size="12pt" style:font-name-asian="LAOYIH+CMR10" style:font-size-asian="12pt" style:font-name-complex="LAOYIH+CMR10" style:font-size-complex="12pt"/>
    </style:style>
    <style:style style:name="P8" style:family="paragraph" style:parent-style-name="Standard" style:list-style-name="L1">
      <style:text-properties style:font-name="Times New Roman" fo:font-size="12pt" style:font-name-asian="FENXIR+CMMI10" style:font-size-asian="12pt" style:font-name-complex="FENXIR+CMMI10" style:font-size-complex="12pt"/>
    </style:style>
    <style:style style:name="P9" style:family="paragraph" style:parent-style-name="Standard" style:list-style-name="L2">
      <style:text-properties style:font-name="Times New Roman" fo:font-size="12pt" style:font-name-asian="FENXIR+CMMI10" style:font-size-asian="12pt" style:font-name-complex="FENXIR+CMMI10" style:font-size-complex="12pt"/>
    </style:style>
    <style:style style:name="T1" style:family="text">
      <style:text-properties style:font-name-asian="LAOYIH+CMR10" style:font-name-complex="LAOYIH+CMR10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H 135<text:tab/><text:tab/><text:tab/><text:tab/><text:tab/><text:tab/><text:tab/><text:tab/><text:tab/><text:tab/>Alexander Maguire</text:p>
      <text:p text:style-name="P1">Assignment 3<text:tab/><text:tab/><text:tab/><text:tab/><text:tab/><text:tab/><text:tab/><text:tab/><text:tab/><text:tab/>20396195</text:p>
      <text:p text:style-name="P1"/>
      <text:p text:style-name="P1"/>
      <text:list xml:id="list1424988017" text:style-name="L1">
        <text:list-item>
          <text:p text:style-name="P4">Base case:</text:p>
          <text:p text:style-name="P4"><draw:frame draw:style-name="fr1" draw:name="Object1" text:anchor-type="as-char" svg:width="1.3626in" svg:height="0.4161in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8"><text:span text:style-name="T1">now assume that for some k,</text:span><text:span text:style-name="T1"><draw:frame draw:style-name="fr1" draw:name="Object2" text:anchor-type="as-char" svg:width="1.0764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(induction hypothesis). We need to prove that</text:span><text:span text:style-name="T1"><draw:frame draw:style-name="fr1" draw:name="Object28" text:anchor-type="as-char" svg:width="0.6673in" svg:height="0.1839in" draw:z-index="10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">, so </text:span><text:span text:style-name="T1"><draw:frame draw:style-name="fr1" draw:name="Object3" text:anchor-type="as-char" svg:width="2.0453in" svg:height="0.392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can be simplified to </text:span><text:span text:style-name="T1"><draw:frame draw:style-name="fr1" draw:name="Object4" text:anchor-type="as-char" svg:width="1.8937in" svg:height="0.3929in" draw:z-index="15"><draw:object xlink:href="./Object 4" xlink:type="simple" xlink:show="embed" xlink:actuate="onLoad"/><draw:image xlink:href="./ObjectReplacements/Object 4" xlink:type="simple" xlink:show="embed" xlink:actuate="onLoad"/></draw:frame></text:span><text:span text:style-name="T1">(by induction hypothesis)</text:span></text:p>
          <text:p text:style-name="P4">we can now find a lower bound for the second term<draw:frame draw:style-name="fr1" draw:name="Object5" text:anchor-type="as-char" svg:width="2.5209in" svg:height="0.448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text:p text:style-name="P4">implying<draw:frame draw:style-name="fr1" draw:name="Object6" text:anchor-type="as-char" svg:width="2.0555in" svg:height="0.3929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.</text:p>
        </text:list-item>
      </text:list>
      <text:p text:style-name="P2"/>
      <text:list xml:id="list74434821" text:style-name="L2">
        <text:list-item>
          <text:p text:style-name="P9"><text:span text:style-name="T1">Given </text:span><text:span text:style-name="T1"><draw:frame draw:style-name="fr1" draw:name="Object7" text:anchor-type="as-char" svg:width="0.448in" svg:height="0.2091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">and </text:span><text:span text:style-name="T1"><draw:frame draw:style-name="fr1" draw:name="Object8" text:anchor-type="as-char" svg:width="0.9811in" svg:height="0.4429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  <text:p text:style-name="P9"><text:span text:style-name="T1"><draw:frame draw:style-name="fr1" draw:name="Object9" text:anchor-type="as-char" svg:width="0.6701in" svg:height="0.2091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">, now prove that all </text:span><text:span text:style-name="T1"><draw:frame draw:style-name="fr1" draw:name="Object10" text:anchor-type="as-char" svg:width="0.6417in" svg:height="0.2091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">:</text:span></text:p>
          <text:p text:style-name="P5"><draw:frame draw:style-name="fr1" draw:name="Object11" text:anchor-type="as-char" svg:width="2.7689in" svg:height="0.4646in" draw:z-index="14"><draw:object xlink:href="./Object 11" xlink:type="simple" xlink:show="embed" xlink:actuate="onLoad"/><draw:image xlink:href="./ObjectReplacements/Object 11" xlink:type="simple" xlink:show="embed" xlink:actuate="onLoad"/></draw:frame></text:p>
          <text:p text:style-name="P9"><text:span text:style-name="T1">because the base case </text:span><text:span text:style-name="T1"><draw:frame draw:style-name="fr1" draw:name="Object12" text:anchor-type="as-char" svg:width="0.6756in" svg:height="0.2091in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">, the expression</text:span><text:span text:style-name="T1"><draw:frame draw:style-name="fr1" draw:name="Object13" text:anchor-type="as-char" svg:width="0.8898in" svg:height="0.4646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">must always yield a value greater than or equal</text:span><text:span text:style-name="T1"><draw:frame draw:style-name="fr1" draw:name="Object14" text:anchor-type="as-char" svg:width="0.2236in" svg:height="0.2091in" draw:z-index="12"><draw:object xlink:href="./Object 14" xlink:type="simple" xlink:show="embed" xlink:actuate="onLoad"/><draw:image xlink:href="./ObjectReplacements/Object 14" xlink:type="simple" xlink:show="embed" xlink:actuate="onLoad"/></draw:frame></text:span><text:span text:style-name="T1">, thus </text:span><text:span text:style-name="T1"><draw:frame draw:style-name="fr1" draw:name="Object15" text:anchor-type="as-char" svg:width="1.5902in" svg:height="0.4646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">. Now to prove </text:span><text:span text:style-name="T1"><draw:frame draw:style-name="fr1" draw:name="Object21" text:anchor-type="as-char" svg:width="0.4571in" svg:height="0.2091in" draw:z-index="41"><draw:object xlink:href="./Object 21" xlink:type="simple" xlink:show="embed" xlink:actuate="onLoad"/><draw:image xlink:href="./ObjectReplacements/Object 21" xlink:type="simple" xlink:show="embed" xlink:actuate="onLoad"/></draw:frame></text:span><text:span text:style-name="T1">for </text:span><text:span text:style-name="T1"><draw:frame draw:style-name="fr1" draw:name="Object22" text:anchor-type="as-char" svg:width="0.6098in" svg:height="0.1839in" draw:z-index="42"><draw:object xlink:href="./Object 22" xlink:type="simple" xlink:show="embed" xlink:actuate="onLoad"/><draw:image xlink:href="./ObjectReplacements/Object 22" xlink:type="simple" xlink:show="embed" xlink:actuate="onLoad"/></draw:frame></text:span><text:span text:style-name="T1">, we can look at </text:span><text:span text:style-name="T1"><draw:frame draw:style-name="fr2" draw:name="Object16" text:anchor-type="as-char" svg:y="-0.2819in" svg:width="0.9811in" svg:height="0.4429in" draw:z-index="43"><draw:object xlink:href="./Object 16" xlink:type="simple" xlink:show="embed" xlink:actuate="onLoad"/><draw:image xlink:href="./ObjectReplacements/Object 16" xlink:type="simple" xlink:show="embed" xlink:actuate="onLoad"/></draw:frame></text:span><text:span text:style-name="T1">as a fixed point iterator, as it maps</text:span><text:span text:style-name="T1"><draw:frame draw:style-name="fr1" draw:name="Object17" text:anchor-type="as-char" svg:width="0.9063in" svg:height="0.1898in" draw:z-index="44"><draw:object xlink:href="./Object 17" xlink:type="simple" xlink:show="embed" xlink:actuate="onLoad"/><draw:image xlink:href="./ObjectReplacements/Object 17" xlink:type="simple" xlink:show="embed" xlink:actuate="onLoad"/></draw:frame></text:span><text:span text:style-name="T1">and </text:span><text:span text:style-name="T1"><draw:frame draw:style-name="fr1" draw:name="Object18" text:anchor-type="as-char" svg:width="1.722in" svg:height="0.4362in" draw:z-index="45"><draw:object xlink:href="./Object 18" xlink:type="simple" xlink:show="embed" xlink:actuate="onLoad"/><draw:image xlink:href="./ObjectReplacements/Object 18" xlink:type="simple" xlink:show="embed" xlink:actuate="onLoad"/></draw:frame></text:span><text:span text:style-name="T1">. For values </text:span><text:span text:style-name="T1"><draw:frame draw:style-name="fr1" draw:name="Object19" text:anchor-type="as-char" svg:width="0.6339in" svg:height="0.1898in" draw:z-index="46"><draw:object xlink:href="./Object 19" xlink:type="simple" xlink:show="embed" xlink:actuate="onLoad"/><draw:image xlink:href="./ObjectReplacements/Object 19" xlink:type="simple" xlink:show="embed" xlink:actuate="onLoad"/></draw:frame></text:span><text:span text:style-name="T1">, </text:span><text:span text:style-name="T1"><draw:frame draw:style-name="fr1" draw:name="Object20" text:anchor-type="as-char" svg:width="0.711in" svg:height="0.2154in" draw:z-index="47"><draw:object xlink:href="./Object 20" xlink:type="simple" xlink:show="embed" xlink:actuate="onLoad"/><draw:image xlink:href="./ObjectReplacements/Object 20" xlink:type="simple" xlink:show="embed" xlink:actuate="onLoad"/></draw:frame></text:span><text:span text:style-name="T1">which proves that this fixed point iterator converges to a value in this interval. As I have already proved that </text:span><text:span text:style-name="T1"><draw:frame draw:style-name="fr1" draw:name="Object23" text:anchor-type="as-char" svg:width="0.6417in" svg:height="0.2091in" draw:z-index="48"><draw:object xlink:href="./Object 23" xlink:type="simple" xlink:show="embed" xlink:actuate="onLoad"/><draw:image xlink:href="./ObjectReplacements/Object 23" xlink:type="simple" xlink:show="embed" xlink:actuate="onLoad"/></draw:frame></text:span><text:span text:style-name="T1">, this must converge to the upper bound of the interval, and lo-and-behold, </text:span><text:span text:style-name="T1"><draw:frame draw:style-name="fr1" draw:name="Object24" text:anchor-type="as-char" svg:width="2.7835in" svg:height="0.4646in" draw:z-index="49"><draw:object xlink:href="./Object 24" xlink:type="simple" xlink:show="embed" xlink:actuate="onLoad"/><draw:image xlink:href="./ObjectReplacements/Object 24" xlink:type="simple" xlink:show="embed" xlink:actuate="onLoad"/></draw:frame></text:span><text:span text:style-name="T1">. When </text:span><text:span text:style-name="T1"><draw:frame draw:style-name="fr1" draw:name="Object25" text:anchor-type="as-char" svg:width="0.4528in" svg:height="0.2091in" draw:z-index="50"><draw:object xlink:href="./Object 25" xlink:type="simple" xlink:show="embed" xlink:actuate="onLoad"/><draw:image xlink:href="./ObjectReplacements/Object 25" xlink:type="simple" xlink:show="embed" xlink:actuate="onLoad"/></draw:frame></text:span><text:span text:style-name="T1">, </text:span><text:span text:style-name="T1"><draw:frame draw:style-name="fr2" draw:name="Object26" text:anchor-type="as-char" svg:y="-0.1598in" svg:width="0.5866in" svg:height="0.2091in" draw:z-index="51"><draw:object xlink:href="./Object 26" xlink:type="simple" xlink:show="embed" xlink:actuate="onLoad"/><draw:image xlink:href="./ObjectReplacements/Object 26" xlink:type="simple" xlink:show="embed" xlink:actuate="onLoad"/></draw:frame></text:span><text:span text:style-name="T1">. Thus </text:span><text:span text:style-name="T1"><draw:frame draw:style-name="fr1" draw:name="Object27" text:anchor-type="as-char" svg:width="1.0929in" svg:height="0.2091in" draw:z-index="52"><draw:object xlink:href="./Object 27" xlink:type="simple" xlink:show="embed" xlink:actuate="onLoad"/><draw:image xlink:href="./ObjectReplacements/Object 27" xlink:type="simple" xlink:show="embed" xlink:actuate="onLoad"/></draw:frame></text:span><text:span text:style-name="T1">.</text:span></text:p>
        </text:list-item>
      </text:list>
      <text:p text:style-name="P2"/>
      <text:list xml:id="list740185983" text:style-name="L3">
        <text:list-item>
          <text:p text:style-name="P6">Base case: <draw:frame draw:style-name="fr1" draw:name="Object29" text:anchor-type="as-char" svg:width="0.4in" svg:height="0.1839in" draw:z-index="16"><draw:object xlink:href="./Object 29" xlink:type="simple" xlink:show="embed" xlink:actuate="onLoad"/><draw:image xlink:href="./ObjectReplacements/Object 29" xlink:type="simple" xlink:show="embed" xlink:actuate="onLoad"/><svg:desc>formula</svg:desc></draw:frame>,</text:p>
          <text:p text:style-name="P6"><draw:frame draw:style-name="fr1" draw:name="Object30" text:anchor-type="as-char" svg:width="1.5134in" svg:height="0.2327in" draw:z-index="17"><draw:object xlink:href="./Object 30" xlink:type="simple" xlink:show="embed" xlink:actuate="onLoad"/><draw:image xlink:href="./ObjectReplacements/Object 30" xlink:type="simple" xlink:show="embed" xlink:actuate="onLoad"/></draw:frame></text:p>
          <text:p text:style-name="P6"><draw:frame draw:style-name="fr1" draw:name="Object31" text:anchor-type="as-char" svg:width="1.511in" svg:height="0.2091in" draw:z-index="1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text:p text:style-name="P6"><draw:frame draw:style-name="fr1" draw:name="Object32" text:anchor-type="as-char" svg:width="0.839in" svg:height="0.2091in" draw:z-index="19"><draw:object xlink:href="./Object 32" xlink:type="simple" xlink:show="embed" xlink:actuate="onLoad"/><draw:image xlink:href="./ObjectReplacements/Object 32" xlink:type="simple" xlink:show="embed" xlink:actuate="onLoad"/><svg:desc>formula</svg:desc></draw:frame>. The base case is true.</text:p>
          <text:p text:style-name="P6">Assume true for <draw:frame draw:style-name="fr1" draw:name="Object33" text:anchor-type="as-char" svg:width="1.2016in" svg:height="0.1839in" draw:z-index="20"><draw:object xlink:href="./Object 33" xlink:type="simple" xlink:show="embed" xlink:actuate="onLoad"/><draw:image xlink:href="./ObjectReplacements/Object 33" xlink:type="simple" xlink:show="embed" xlink:actuate="onLoad"/></draw:frame>(induction hypothesis), so we are required to prove <draw:frame draw:style-name="fr1" draw:name="Object34" text:anchor-type="as-char" svg:width="1.639in" svg:height="0.2327in" draw:z-index="21"><draw:object xlink:href="./Object 34" xlink:type="simple" xlink:show="embed" xlink:actuate="onLoad"/><draw:image xlink:href="./ObjectReplacements/Object 34" xlink:type="simple" xlink:show="embed" xlink:actuate="onLoad"/></draw:frame>. We can expand this to <draw:frame draw:style-name="fr1" draw:name="Object35" text:anchor-type="as-char" svg:width="2.6744in" svg:height="0.2299in" draw:z-index="27"><draw:object xlink:href="./Object 35" xlink:type="simple" xlink:show="embed" xlink:actuate="onLoad"/><draw:image xlink:href="./ObjectReplacements/Object 35" xlink:type="simple" xlink:show="embed" xlink:actuate="onLoad"/></draw:frame>(by induction hypothesis),</text:p>
          <text:p text:style-name="P6"><text:soft-page-break/><draw:frame draw:style-name="fr1" draw:name="Object36" text:anchor-type="as-char" svg:width="3.0752in" svg:height="0.2075in" draw:z-index="22"><draw:object xlink:href="./Object 36" xlink:type="simple" xlink:show="embed" xlink:actuate="onLoad"/><draw:image xlink:href="./ObjectReplacements/Object 36" xlink:type="simple" xlink:show="embed" xlink:actuate="onLoad"/><svg:desc>formula</svg:desc></draw:frame>we can now make our exponents equal multiplying them out <draw:frame draw:style-name="fr1" draw:name="Object37" text:anchor-type="as-char" svg:width="3.2437in" svg:height="0.2075in" draw:z-index="23"><draw:object xlink:href="./Object 37" xlink:type="simple" xlink:show="embed" xlink:actuate="onLoad"/><draw:image xlink:href="./ObjectReplacements/Object 37" xlink:type="simple" xlink:show="embed" xlink:actuate="onLoad"/></draw:frame>, and then by gathering like terms<draw:frame draw:style-name="fr1" draw:name="Object38" text:anchor-type="as-char" svg:width="1.8638in" svg:height="0.2075in" draw:z-index="24"><draw:object xlink:href="./Object 38" xlink:type="simple" xlink:show="embed" xlink:actuate="onLoad"/><draw:image xlink:href="./ObjectReplacements/Object 38" xlink:type="simple" xlink:show="embed" xlink:actuate="onLoad"/></draw:frame>. The coefficients may now be written as exponents,<draw:frame draw:style-name="fr1" draw:name="Object39" text:anchor-type="as-char" svg:width="1.9665in" svg:height="0.2075in" draw:z-index="25"><draw:object xlink:href="./Object 39" xlink:type="simple" xlink:show="embed" xlink:actuate="onLoad"/><draw:image xlink:href="./ObjectReplacements/Object 39" xlink:type="simple" xlink:show="embed" xlink:actuate="onLoad"/></draw:frame>and thus <draw:frame draw:style-name="fr1" draw:name="Object40" text:anchor-type="as-char" svg:width="1.3291in" svg:height="0.2075in" draw:z-index="26"><draw:object xlink:href="./Object 40" xlink:type="simple" xlink:show="embed" xlink:actuate="onLoad"/><draw:image xlink:href="./ObjectReplacements/Object 40" xlink:type="simple" xlink:show="embed" xlink:actuate="onLoad"/></draw:frame>shown to be true by the principle of strong induction.</text:p>
        </text:list-item>
      </text:list>
      <text:p text:style-name="P2"/>
      <text:list xml:id="list1311628734" text:style-name="L4">
        <text:list-item>
          <text:p text:style-name="P7">Prove <draw:frame draw:style-name="fr1" draw:name="Object43" text:anchor-type="as-char" svg:width="2.761in" svg:height="0.3929in" draw:z-index="30"><draw:object xlink:href="./Object 43" xlink:type="simple" xlink:show="embed" xlink:actuate="onLoad"/><draw:image xlink:href="./ObjectReplacements/Object 43" xlink:type="simple" xlink:show="embed" xlink:actuate="onLoad"/></draw:frame>:</text:p>
          <text:p text:style-name="P7">Base case <draw:frame draw:style-name="fr1" draw:name="Object41" text:anchor-type="as-char" svg:width="0.4035in" svg:height="0.1839in" draw:z-index="28"><draw:object xlink:href="./Object 41" xlink:type="simple" xlink:show="embed" xlink:actuate="onLoad"/><draw:image xlink:href="./ObjectReplacements/Object 41" xlink:type="simple" xlink:show="embed" xlink:actuate="onLoad"/><svg:desc>formula</svg:desc></draw:frame>,</text:p>
          <text:p text:style-name="P7"><draw:frame draw:style-name="fr1" draw:name="Object42" text:anchor-type="as-char" svg:width="2.2028in" svg:height="0.3929in" draw:z-index="29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text:p text:style-name="P7"><draw:frame draw:style-name="fr1" draw:name="Object44" text:anchor-type="as-char" svg:width="2.2035in" svg:height="0.3929in" draw:z-index="31"><draw:object xlink:href="./Object 44" xlink:type="simple" xlink:show="embed" xlink:actuate="onLoad"/><draw:image xlink:href="./ObjectReplacements/Object 44" xlink:type="simple" xlink:show="embed" xlink:actuate="onLoad"/><svg:desc>formula</svg:desc></draw:frame>(by substitution)</text:p>
          <text:p text:style-name="P7"><draw:frame draw:style-name="fr1" draw:name="Object45" text:anchor-type="as-char" svg:width="2.1665in" svg:height="0.3929in" draw:z-index="32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text:p text:style-name="P7"><draw:frame draw:style-name="fr1" draw:name="Object46" text:anchor-type="as-char" svg:width="0.8362in" svg:height="0.3929in" draw:z-index="33"><draw:object xlink:href="./Object 46" xlink:type="simple" xlink:show="embed" xlink:actuate="onLoad"/><draw:image xlink:href="./ObjectReplacements/Object 46" xlink:type="simple" xlink:show="embed" xlink:actuate="onLoad"/></draw:frame>, so the base case is true.</text:p>
          <text:p text:style-name="P7">Now assume true for <draw:frame draw:style-name="fr1" draw:name="Object47" text:anchor-type="as-char" svg:width="1.2016in" svg:height="0.1839in" draw:z-index="34"><draw:object xlink:href="./Object 47" xlink:type="simple" xlink:show="embed" xlink:actuate="onLoad"/><draw:image xlink:href="./ObjectReplacements/Object 47" xlink:type="simple" xlink:show="embed" xlink:actuate="onLoad"/><svg:desc>formula</svg:desc></draw:frame>(induction hypothesis), so we are required to prove <draw:frame draw:style-name="fr1" draw:name="Object48" text:anchor-type="as-char" svg:width="2.478in" svg:height="0.3929in" draw:z-index="35"><draw:object xlink:href="./Object 48" xlink:type="simple" xlink:show="embed" xlink:actuate="onLoad"/><draw:image xlink:href="./ObjectReplacements/Object 48" xlink:type="simple" xlink:show="embed" xlink:actuate="onLoad"/></draw:frame></text:p>
          <text:p text:style-name="P7"><draw:frame draw:style-name="fr1" draw:name="Object49" text:anchor-type="as-char" svg:width="5.1071in" svg:height="0.3929in" draw:z-index="36"><draw:object xlink:href="./Object 49" xlink:type="simple" xlink:show="embed" xlink:actuate="onLoad"/><draw:image xlink:href="./ObjectReplacements/Object 49" xlink:type="simple" xlink:show="embed" xlink:actuate="onLoad"/><svg:desc>formula</svg:desc></draw:frame>(by induction hypothesis)</text:p>
          <text:p text:style-name="P7"><draw:frame draw:style-name="fr1" draw:name="Object50" text:anchor-type="as-char" svg:width="5.1071in" svg:height="0.3929in" draw:z-index="3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text:p text:style-name="P7"><draw:frame draw:style-name="fr1" draw:name="Object51" text:anchor-type="as-char" svg:width="6.1472in" svg:height="0.3929in" draw:z-index="38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text:p text:style-name="P7"><draw:frame draw:style-name="fr1" draw:name="Object52" text:anchor-type="as-char" svg:width="5.0083in" svg:height="0.4319in" draw:z-index="39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text:p text:style-name="P7"><draw:frame draw:style-name="fr1" draw:name="Object53" text:anchor-type="as-char" svg:width="4.3929in" svg:height="0.4319in" draw:z-index="40"><draw:object xlink:href="./Object 53" xlink:type="simple" xlink:show="embed" xlink:actuate="onLoad"/><draw:image xlink:href="./ObjectReplacements/Object 53" xlink:type="simple" xlink:show="embed" xlink:actuate="onLoad"/><svg:desc>formula</svg:desc></draw:frame>. Notice, now that <draw:frame draw:style-name="fr1" draw:name="Object54" text:anchor-type="as-char" svg:width="1.2902in" svg:height="0.4429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, and that <draw:frame draw:style-name="fr1" draw:name="Object55" text:anchor-type="as-char" svg:width="1.2898in" svg:height="0.4429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, so we can rewrite our previous equation.</text:p>
          <text:p text:style-name="P7"><draw:frame draw:style-name="fr1" draw:name="Object56" text:anchor-type="as-char" svg:width="4.4272in" svg:height="0.4602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text:p text:style-name="P7"><draw:frame draw:style-name="fr1" draw:name="Object57" text:anchor-type="as-char" svg:width="2.9783in" svg:height="0.6528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. This this is true by the principle of strong induction.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ENXIR+CMMI10" svg:font-family="FENXIR+CMMI10"/>
    <style:font-face style:name="LAOYIH+CMR10" svg:font-family="LAOYIH+CMR10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dy Maguire</meta:initial-creator>
    <meta:creation-date>2011-01-09T11:04:07</meta:creation-date>
    <meta:generator>OpenOffice.org/3.2$Unix OpenOffice.org_project/320m19$Build-9505</meta:generator>
    <dc:date>2011-01-24T16:38:03</dc:date>
    <dc:creator>Sandy Maguire</dc:creator>
    <meta:editing-duration>PT05H40M16S</meta:editing-duration>
    <meta:editing-cycles>48</meta:editing-cycles>
    <meta:document-statistic meta:table-count="0" meta:image-count="0" meta:object-count="57" meta:page-count="2" meta:paragraph-count="31" meta:word-count="259" meta:character-count="1393"/>
  </office:meta>
</office:document-meta>
</file>

<file path=Object 1/content.xml><?xml version="1.0" encoding="utf-8"?>
<math xmlns="http://www.w3.org/1998/Math/MathML">
  <semantics>
    <mrow>
      <mrow>
        <mi>n</mi>
        <mi mathvariant="normal">=</mi>
        <mn>1,</mn>
      </mrow>
      <mrow>
        <mrow>
          <mfrac>
            <mn>1</mn>
            <mn>1</mn>
          </mfrac>
          <mo stretchy="false">+</mo>
          <mfrac>
            <mn>1</mn>
            <msup>
              <mn>2</mn>
              <mn>1</mn>
            </msup>
          </mfrac>
        </mrow>
        <mo stretchy="false">≥</mo>
        <mrow>
          <mn>1</mn>
          <mo stretchy="false">+</mo>
          <mfrac>
            <mn>1</mn>
            <mn>2</mn>
          </mfrac>
        </mrow>
      </mrow>
    </mrow>
    <annotation encoding="StarMath 5.0">n=1, 1 over 1 + 1 over 2^1 geslant 1 + 1 over 2</annotation>
  </semantics>
</math>
</file>

<file path=Object 10/content.xml><?xml version="1.0" encoding="utf-8"?>
<math xmlns="http://www.w3.org/1998/Math/MathML">
  <semantics>
    <mrow>
      <msub>
        <mi>a</mi>
        <mrow>
          <mi>n</mi>
          <mo stretchy="false">+</mo>
          <mn>1</mn>
        </mrow>
      </msub>
      <mo stretchy="false">≥</mo>
      <msub>
        <mi>a</mi>
        <mi>n</mi>
      </msub>
    </mrow>
    <annotation encoding="StarMath 5.0">a_{n+1} geslant a_n</annotation>
  </semantics>
</math>
</file>

<file path=Object 11/content.xml><?xml version="1.0" encoding="utf-8"?>
<math xmlns="http://www.w3.org/1998/Math/MathML">
  <semantics>
    <mrow>
      <mrow>
        <mrow>
          <msub>
            <mi>a</mi>
            <mrow>
              <mi>n</mi>
              <mo stretchy="false">+</mo>
              <mn>1</mn>
            </mrow>
          </msub>
          <mi mathvariant="normal">=</mi>
          <mfrac>
            <mrow>
              <msub>
                <mn>5a</mn>
                <mi>n</mi>
              </msub>
              <mi mathvariant="normal">−</mi>
              <mn>4</mn>
            </mrow>
            <msub>
              <mi>a</mi>
              <mi>n</mi>
            </msub>
          </mfrac>
        </mrow>
        <mi mathvariant="normal">=</mi>
        <mfrac>
          <mrow>
            <mrow>
              <msub>
                <mn>5a</mn>
                <mi>n</mi>
              </msub>
              <mi mathvariant="normal">−</mi>
              <mn>5</mn>
            </mrow>
            <mo stretchy="false">+</mo>
            <mn>1</mn>
          </mrow>
          <msub>
            <mi>a</mi>
            <mi>n</mi>
          </msub>
        </mfrac>
      </mrow>
      <mi mathvariant="normal">=</mi>
      <mfrac>
        <mrow>
          <mn>5</mn>
          <mrow>
            <mfenced open="" close="">
              <mrow>
                <msub>
                  <mi>a</mi>
                  <mi>n</mi>
                </msub>
                <mi mathvariant="normal">−</mi>
                <mn>1</mn>
              </mrow>
            </mfenced>
            <mo stretchy="false">+</mo>
            <mn>1</mn>
          </mrow>
        </mrow>
        <msub>
          <mi>a</mi>
          <mi>n</mi>
        </msub>
      </mfrac>
    </mrow>
    <annotation encoding="StarMath 5.0">a_{n+1}={5a_n - 4} over a_n = {5a_n - 5 + 1} over a_n = {5 left (a_n - 1 right ) + 1} over a_n</annotation>
  </semantics>
</math>
</file>

<file path=Object 12/content.xml><?xml version="1.0" encoding="utf-8"?>
<math xmlns="http://www.w3.org/1998/Math/MathML">
  <semantics>
    <mrow>
      <mrow>
        <msub>
          <mi>a</mi>
          <mi>n</mi>
        </msub>
        <mi mathvariant="normal">=</mi>
        <mn>2</mn>
      </mrow>
      <mo stretchy="false">≥</mo>
      <mn>1</mn>
    </mrow>
    <annotation encoding="StarMath 5.0">a_n = 2 geslant 1</annotation>
  </semantics>
</math>
</file>

<file path=Object 13/content.xml><?xml version="1.0" encoding="utf-8"?>
<math xmlns="http://www.w3.org/1998/Math/MathML">
  <semantics>
    <mfrac>
      <mrow>
        <mn>5</mn>
        <mrow>
          <mfenced open="" close="">
            <mrow>
              <msub>
                <mi>a</mi>
                <mi>n</mi>
              </msub>
              <mi mathvariant="normal">−</mi>
              <mn>1</mn>
            </mrow>
          </mfenced>
          <mo stretchy="false">+</mo>
          <mn>1</mn>
        </mrow>
      </mrow>
      <msub>
        <mi>a</mi>
        <mi>n</mi>
      </msub>
    </mfrac>
    <annotation encoding="StarMath 5.0">{5 left ( a_n - 1 right ) + 1} over a_n</annotation>
  </semantics>
</math>
</file>

<file path=Object 14/content.xml><?xml version="1.0" encoding="utf-8"?>
<math xmlns="http://www.w3.org/1998/Math/MathML">
  <semantics>
    <msub>
      <mi>a</mi>
      <mi>n</mi>
    </msub>
    <annotation encoding="StarMath 5.0">a_n</annotation>
  </semantics>
</math>
</file>

<file path=Object 15/content.xml><?xml version="1.0" encoding="utf-8"?>
<math xmlns="http://www.w3.org/1998/Math/MathML">
  <semantics>
    <mrow>
      <mrow>
        <mfrac>
          <mrow>
            <mn>5</mn>
            <mrow>
              <mfenced open="" close="">
                <mrow>
                  <msub>
                    <mi>a</mi>
                    <mi>n</mi>
                  </msub>
                  <mi mathvariant="normal">−</mi>
                  <mn>1</mn>
                </mrow>
              </mfenced>
              <mo stretchy="false">+</mo>
              <mn>1</mn>
            </mrow>
          </mrow>
          <msub>
            <mi>a</mi>
            <mi>n</mi>
          </msub>
        </mfrac>
        <mi mathvariant="normal">=</mi>
        <msub>
          <mi>a</mi>
          <mrow>
            <mi>n</mi>
            <mo stretchy="false">+</mo>
            <mn>1</mn>
          </mrow>
        </msub>
      </mrow>
      <mo stretchy="false">≥</mo>
      <msub>
        <mi>a</mi>
        <mi>n</mi>
      </msub>
    </mrow>
    <annotation encoding="StarMath 5.0">{5 left ( a_n - 1 right ) + 1} over a_n = a_{n+1} geslant a_n</annotation>
  </semantics>
</math>
</file>

<file path=Object 16/content.xml><?xml version="1.0" encoding="utf-8"?>
<math xmlns="http://www.w3.org/1998/Math/MathML">
  <semantics>
    <mrow>
      <msub>
        <mi>a</mi>
        <mrow>
          <mi>n</mi>
          <mo stretchy="false">+</mo>
          <mn>1</mn>
        </mrow>
      </msub>
      <mi mathvariant="normal">=</mi>
      <mfrac>
        <mrow>
          <msub>
            <mn>5a</mn>
            <mi>n</mi>
          </msub>
          <mi mathvariant="normal">−</mi>
          <mn>4</mn>
        </mrow>
        <msub>
          <mi>a</mi>
          <mi>n</mi>
        </msub>
      </mfrac>
    </mrow>
    <annotation encoding="StarMath 5.0">a_{n+1}={5a_n - 4} over a_n</annotation>
  </semantics>
</math>
</file>

<file path=Object 17/content.xml><?xml version="1.0" encoding="utf-8"?>
<math xmlns="http://www.w3.org/1998/Math/MathML">
  <semantics>
    <mrow>
      <mrow>
        <mi stretchy="false" mathvariant="normal">[</mi>
        <mn>2,4</mn>
        <mi stretchy="false" mathvariant="normal">]</mi>
      </mrow>
      <mo stretchy="false">→</mo>
      <mrow>
        <mi stretchy="false" mathvariant="normal">[</mi>
        <mn>2,4</mn>
        <mi stretchy="false" mathvariant="normal">]</mi>
      </mrow>
    </mrow>
    <annotation encoding="StarMath 5.0">[2,4] toward [2,4]</annotation>
  </semantics>
</math>
</file>

<file path=Object 18/content.xml><?xml version="1.0" encoding="utf-8"?>
<math xmlns="http://www.w3.org/1998/Math/MathML">
  <semantics>
    <mrow>
      <msup>
        <mi>F</mi>
        <mtext>*</mtext>
      </msup>
      <mrow>
        <mrow>
          <mo stretchy="false">(</mo>
          <mi>x</mi>
          <mo stretchy="false">)</mo>
        </mrow>
        <mi mathvariant="normal">=</mi>
        <mfrac>
          <mi>d</mi>
          <mi mathvariant="italic">dx</mi>
        </mfrac>
      </mrow>
      <mrow>
        <mfenced open="" close="">
          <mfrac>
            <mrow>
              <mn>5x</mn>
              <mi mathvariant="normal">−</mi>
              <mn>4</mn>
            </mrow>
            <mi>x</mi>
          </mfrac>
        </mfenced>
        <mi mathvariant="normal">=</mi>
        <mfrac>
          <mn>4</mn>
          <msup>
            <mi>x</mi>
            <mn>2</mn>
          </msup>
        </mfrac>
      </mrow>
    </mrow>
    <annotation encoding="StarMath 5.0">F^"*"(x) = d over dx left ( {5x - 4} over x right ) = 4 over x^2</annotation>
  </semantics>
</math>
</file>

<file path=Object 19/content.xml><?xml version="1.0" encoding="utf-8"?>
<math xmlns="http://www.w3.org/1998/Math/MathML">
  <semantics>
    <mrow>
      <mi>x</mi>
      <mi mathvariant="normal">∈</mi>
      <mrow>
        <mi stretchy="false" mathvariant="normal">[</mi>
        <mn>2,4</mn>
        <mi stretchy="false" mathvariant="normal">]</mi>
      </mrow>
    </mrow>
    <annotation encoding="StarMath 5.0">x in [2,4]</annotation>
  </semantics>
</math>
</file>

<file path=Object 2/content.xml><?xml version="1.0" encoding="utf-8"?>
<math xmlns="http://www.w3.org/1998/Math/MathML">
  <semantics>
    <mrow>
      <mrow>
        <msubsup>
          <mi mathvariant="normal">∑</mi>
          <mrow>
            <mi>i</mi>
            <mi mathvariant="normal">=</mi>
            <mn>1</mn>
          </mrow>
          <msup>
            <mn>2</mn>
            <mi>k</mi>
          </msup>
        </msubsup>
        <mfrac>
          <mn>1</mn>
          <mi>i</mi>
        </mfrac>
      </mrow>
      <mo stretchy="false">≥</mo>
      <mrow>
        <mn>1</mn>
        <mo stretchy="false">+</mo>
        <mfrac>
          <mi>k</mi>
          <mn>2</mn>
        </mfrac>
      </mrow>
    </mrow>
    <annotation encoding="StarMath 5.0">{sum_{i=1}^{2^k} {1 over i}} geslant 1 + k over 2</annotation>
  </semantics>
</math>
</file>

<file path=Object 20/content.xml><?xml version="1.0" encoding="utf-8"?>
<math xmlns="http://www.w3.org/1998/Math/MathML">
  <semantics>
    <mrow>
      <msup>
        <mi>F</mi>
        <mtext>*</mtext>
      </msup>
      <mrow>
        <mrow>
          <mo stretchy="false">(</mo>
          <mi>x</mi>
          <mo stretchy="false">)</mo>
        </mrow>
        <mo stretchy="false">≤</mo>
        <mn>1</mn>
      </mrow>
    </mrow>
    <annotation encoding="StarMath 5.0">F^"*"(x) leslant 1</annotation>
  </semantics>
</math>
</file>

<file path=Object 21/content.xml><?xml version="1.0" encoding="utf-8"?>
<math xmlns="http://www.w3.org/1998/Math/MathML">
  <semantics>
    <mrow>
      <msub>
        <mi>a</mi>
        <mi>k</mi>
      </msub>
      <mo stretchy="false">≤</mo>
      <mn>4</mn>
    </mrow>
    <annotation encoding="StarMath 5.0">a_k leslant 4</annotation>
  </semantics>
</math>
</file>

<file path=Object 22/content.xml><?xml version="1.0" encoding="utf-8"?>
<math xmlns="http://www.w3.org/1998/Math/MathML">
  <semantics>
    <mrow>
      <mi mathvariant="normal">∀</mi>
      <mrow>
        <mi>k</mi>
        <mi mathvariant="normal">∈</mi>
        <mi mathvariant="normal">ℕ</mi>
      </mrow>
    </mrow>
    <annotation encoding="StarMath 5.0">forall k in setN</annotation>
  </semantics>
</math>
</file>

<file path=Object 23/content.xml><?xml version="1.0" encoding="utf-8"?>
<math xmlns="http://www.w3.org/1998/Math/MathML">
  <semantics>
    <mrow>
      <msub>
        <mi>a</mi>
        <mrow>
          <mi>n</mi>
          <mo stretchy="false">+</mo>
          <mn>1</mn>
        </mrow>
      </msub>
      <mo stretchy="false">≥</mo>
      <msub>
        <mi>a</mi>
        <mi>n</mi>
      </msub>
    </mrow>
    <annotation encoding="StarMath 5.0">a_{n+1} geslant a_n</annotation>
  </semantics>
</math>
</file>

<file path=Object 24/content.xml><?xml version="1.0" encoding="utf-8"?>
<math xmlns="http://www.w3.org/1998/Math/MathML">
  <semantics>
    <mrow>
      <mrow>
        <msub>
          <mi>a</mi>
          <mi>n</mi>
        </msub>
        <mi mathvariant="normal">=</mi>
        <mn>4,</mn>
      </mrow>
      <mrow>
        <mrow>
          <mrow>
            <mfrac>
              <mrow>
                <mn>5</mn>
                <mrow>
                  <mfenced open="" close="">
                    <mrow>
                      <msub>
                        <mi>a</mi>
                        <mi>n</mi>
                      </msub>
                      <mi mathvariant="normal">−</mi>
                      <mn>1</mn>
                    </mrow>
                  </mfenced>
                  <mo stretchy="false">+</mo>
                  <mn>1</mn>
                </mrow>
              </mrow>
              <msub>
                <mi>a</mi>
                <mi>n</mi>
              </msub>
            </mfrac>
            <mi mathvariant="normal">=</mi>
            <mfrac>
              <mrow>
                <mn>5</mn>
                <mrow>
                  <mfenced open="" close="">
                    <mrow>
                      <mn>4</mn>
                      <mi mathvariant="normal">−</mi>
                      <mn>1</mn>
                    </mrow>
                  </mfenced>
                  <mo stretchy="false">+</mo>
                  <mn>1</mn>
                </mrow>
              </mrow>
              <mn>4</mn>
            </mfrac>
          </mrow>
          <mi mathvariant="normal">=</mi>
          <mfrac>
            <mn>16</mn>
            <mn>4</mn>
          </mfrac>
        </mrow>
        <mi mathvariant="normal">=</mi>
        <mn>4</mn>
      </mrow>
    </mrow>
    <annotation encoding="StarMath 5.0">a_n = 4, {5 left (a_n  - 1 right ) + 1} over a_n = {5 left (4 - 1 right ) + 1} over 4 = 16 over 4 = 4</annotation>
  </semantics>
</math>
</file>

<file path=Object 25/content.xml><?xml version="1.0" encoding="utf-8"?>
<math xmlns="http://www.w3.org/1998/Math/MathML">
  <semantics>
    <mrow>
      <msub>
        <mi>a</mi>
        <mi>n</mi>
      </msub>
      <mi mathvariant="normal">=</mi>
      <mn>4</mn>
    </mrow>
    <annotation encoding="StarMath 5.0">a_n = 4</annotation>
  </semantics>
</math>
</file>

<file path=Object 26/content.xml><?xml version="1.0" encoding="utf-8"?>
<math xmlns="http://www.w3.org/1998/Math/MathML">
  <semantics>
    <mrow>
      <msub>
        <mi>a</mi>
        <mrow>
          <mi>n</mi>
          <mo stretchy="false">+</mo>
          <mn>1</mn>
        </mrow>
      </msub>
      <mi mathvariant="normal">=</mi>
      <mn>4</mn>
    </mrow>
    <annotation encoding="StarMath 5.0">a_{n+1} = 4</annotation>
  </semantics>
</math>
</file>

<file path=Object 27/content.xml><?xml version="1.0" encoding="utf-8"?>
<math xmlns="http://www.w3.org/1998/Math/MathML">
  <semantics>
    <mrow>
      <mrow>
        <mrow>
          <mn>1</mn>
          <mo stretchy="false">≤</mo>
          <msub>
            <mi>a</mi>
            <mi>n</mi>
          </msub>
        </mrow>
        <mo stretchy="false">≤</mo>
        <msub>
          <mi>a</mi>
          <mrow>
            <mi>n</mi>
            <mo stretchy="false">+</mo>
            <mn>1</mn>
          </mrow>
        </msub>
      </mrow>
      <mo stretchy="false">≤</mo>
      <mn>4</mn>
    </mrow>
    <annotation encoding="StarMath 5.0">1 leslant a_n leslant a_{n+1} leslant 4</annotation>
  </semantics>
</math>
</file>

<file path=Object 28/content.xml><?xml version="1.0" encoding="utf-8"?>
<math xmlns="http://www.w3.org/1998/Math/MathML">
  <semantics>
    <mrow>
      <mi>k</mi>
      <mo stretchy="false">→</mo>
      <mrow>
        <mi>k</mi>
        <mo stretchy="false">+</mo>
        <mn>1</mn>
      </mrow>
    </mrow>
    <annotation encoding="StarMath 5.0">k toward k+1</annotation>
  </semantics>
</math>
</file>

<file path=Object 29/content.xml><?xml version="1.0" encoding="utf-8"?>
<math xmlns="http://www.w3.org/1998/Math/MathML">
  <semantics>
    <mrow>
      <mi>k</mi>
      <mi mathvariant="normal">=</mi>
      <mn>3</mn>
    </mrow>
    <annotation encoding="StarMath 5.0">k = 3</annotation>
  </semantics>
</math>
</file>

<file path=Object 3/content.xml><?xml version="1.0" encoding="utf-8"?>
<math xmlns="http://www.w3.org/1998/Math/MathML">
  <semantics>
    <mrow>
      <mrow>
        <msubsup>
          <mi mathvariant="normal">∑</mi>
          <mrow>
            <mi>i</mi>
            <mi mathvariant="normal">=</mi>
            <mn>1</mn>
          </mrow>
          <msup>
            <mn>2</mn>
            <mrow>
              <mi>k</mi>
              <mo stretchy="false">+</mo>
              <mn>1</mn>
            </mrow>
          </msup>
        </msubsup>
        <mfrac>
          <mn>1</mn>
          <mi>i</mi>
        </mfrac>
      </mrow>
      <mi mathvariant="normal">=</mi>
      <mrow>
        <mrow>
          <msubsup>
            <mi mathvariant="normal">∑</mi>
            <mrow>
              <mi>i</mi>
              <mi mathvariant="normal">=</mi>
              <mn>1</mn>
            </mrow>
            <msup>
              <mn>2</mn>
              <mi>k</mi>
            </msup>
          </msubsup>
          <mfrac>
            <mn>1</mn>
            <mi>i</mi>
          </mfrac>
        </mrow>
        <mo stretchy="false">+</mo>
        <mrow>
          <msubsup>
            <mi mathvariant="normal">∑</mi>
            <mrow>
              <mi>i</mi>
              <mi mathvariant="normal">=</mi>
              <mrow>
                <msup>
                  <mn>2</mn>
                  <mi>k</mi>
                </msup>
                <mo stretchy="false">+</mo>
                <mn>1</mn>
              </mrow>
            </mrow>
            <msup>
              <mn>2</mn>
              <mrow>
                <mi>k</mi>
                <mo stretchy="false">+</mo>
                <mn>1</mn>
              </mrow>
            </msup>
          </msubsup>
          <mfrac>
            <mn>1</mn>
            <mi>i</mi>
          </mfrac>
        </mrow>
      </mrow>
    </mrow>
    <annotation encoding="StarMath 5.0">{sum_{i=1}^{2^{k+1}} {1 over i}} = {sum_{i=1}^{2^{k}} {1 over i}} + {sum_{i=2^k+1}^{2^{k+1}} {1 over i}}</annotation>
  </semantics>
</math>
</file>

<file path=Object 30/content.xml><?xml version="1.0" encoding="utf-8"?>
<math xmlns="http://www.w3.org/1998/Math/MathML">
  <semantics>
    <mrow>
      <mrow>
        <msub>
          <mi>x</mi>
          <mn>3</mn>
        </msub>
        <mi mathvariant="normal">=</mi>
        <mrow>
          <msub>
            <mn>5x</mn>
            <mn>2</mn>
          </msub>
          <mi mathvariant="normal">−</mi>
          <msub>
            <mn>6x</mn>
            <mn>1</mn>
          </msub>
        </mrow>
      </mrow>
      <mi mathvariant="normal">=</mi>
      <mrow>
        <msup>
          <mn>2</mn>
          <mn>3</mn>
        </msup>
        <mo stretchy="false">+</mo>
        <msup>
          <mn>3</mn>
          <mn>2</mn>
        </msup>
      </mrow>
    </mrow>
    <annotation encoding="StarMath 5.0">x_3 = 5x_{2} - 6x_{1} = 2^3 + 3^{2}</annotation>
  </semantics>
</math>
</file>

<file path=Object 31/content.xml><?xml version="1.0" encoding="utf-8"?>
<math xmlns="http://www.w3.org/1998/Math/MathML">
  <semantics>
    <mrow>
      <mrow>
        <msub>
          <mi>x</mi>
          <mn>3</mn>
        </msub>
        <mi mathvariant="normal">=</mi>
        <mrow>
          <mrow>
            <mn>5</mn>
            <mi mathvariant="normal">∗</mi>
            <mn>7</mn>
          </mrow>
          <mi mathvariant="normal">−</mi>
          <mrow>
            <mn>6</mn>
            <mi mathvariant="normal">∗</mi>
            <mn>3</mn>
          </mrow>
        </mrow>
      </mrow>
      <mi mathvariant="normal">=</mi>
      <mrow>
        <mn>8</mn>
        <mo stretchy="false">+</mo>
        <mn>9</mn>
      </mrow>
    </mrow>
    <annotation encoding="StarMath 5.0">x_3 = 5*7 - 6*3 = 8 + 9</annotation>
  </semantics>
</math>
</file>

<file path=Object 32/content.xml><?xml version="1.0" encoding="utf-8"?>
<math xmlns="http://www.w3.org/1998/Math/MathML">
  <semantics>
    <mrow>
      <mrow>
        <msub>
          <mi>x</mi>
          <mn>3</mn>
        </msub>
        <mi mathvariant="normal">=</mi>
        <mn>17</mn>
      </mrow>
      <mi mathvariant="normal">=</mi>
      <mn>17</mn>
    </mrow>
    <annotation encoding="StarMath 5.0">x_3 = 17 = 17</annotation>
  </semantics>
</math>
</file>

<file path=Object 33/content.xml><?xml version="1.0" encoding="utf-8"?>
<math xmlns="http://www.w3.org/1998/Math/MathML">
  <semantics>
    <mrow>
      <mrow>
        <mi>k</mi>
        <mi mathvariant="normal">=</mi>
        <mn>1,</mn>
      </mrow>
      <mn>2,</mn>
      <mn>3,</mn>
      <mn>...</mn>
      <mrow>
        <mi>n</mi>
        <mi mathvariant="normal">−</mi>
        <mn>1</mn>
      </mrow>
    </mrow>
    <annotation encoding="StarMath 5.0">k = 1, 2, 3, ... n-1</annotation>
  </semantics>
</math>
</file>

<file path=Object 34/content.xml><?xml version="1.0" encoding="utf-8"?>
<math xmlns="http://www.w3.org/1998/Math/MathML">
  <semantics>
    <mrow>
      <mrow>
        <msub>
          <mn>5x</mn>
          <mrow>
            <mi>n</mi>
            <mi mathvariant="normal">−</mi>
            <mn>1</mn>
          </mrow>
        </msub>
        <mi mathvariant="normal">−</mi>
        <msub>
          <mn>6x</mn>
          <mrow>
            <mi>n</mi>
            <mi mathvariant="normal">−</mi>
            <mn>2</mn>
          </mrow>
        </msub>
      </mrow>
      <mi mathvariant="normal">=</mi>
      <mrow>
        <msup>
          <mn>2</mn>
          <mi>n</mi>
        </msup>
        <mo stretchy="false">+</mo>
        <msup>
          <mn>3</mn>
          <mrow>
            <mi>n</mi>
            <mi mathvariant="normal">−</mi>
            <mn>1</mn>
          </mrow>
        </msup>
      </mrow>
    </mrow>
    <annotation encoding="StarMath 5.0">5x_{n-1} - 6x_{n-2} = 2^n + 3^{n-1}</annotation>
  </semantics>
</math>
</file>

<file path=Object 35/content.xml><?xml version="1.0" encoding="utf-8"?>
<math xmlns="http://www.w3.org/1998/Math/MathML">
  <semantics>
    <mrow>
      <mn>5</mn>
      <mrow>
        <mfenced open="" close="">
          <mrow>
            <msup>
              <mn>2</mn>
              <mrow>
                <mi>n</mi>
                <mi mathvariant="normal">−</mi>
                <mn>1</mn>
              </mrow>
            </msup>
            <mo stretchy="false">+</mo>
            <msup>
              <mn>3</mn>
              <mrow>
                <mi>n</mi>
                <mi mathvariant="normal">−</mi>
                <mn>2</mn>
              </mrow>
            </msup>
          </mrow>
        </mfenced>
        <mi mathvariant="normal">−</mi>
        <mn>6</mn>
      </mrow>
      <mrow>
        <mfenced open="" close="">
          <mrow>
            <msup>
              <mn>2</mn>
              <mrow>
                <mi>n</mi>
                <mi mathvariant="normal">−</mi>
                <mn>2</mn>
              </mrow>
            </msup>
            <mo stretchy="false">+</mo>
            <msup>
              <mn>3</mn>
              <mrow>
                <mi>n</mi>
                <mi mathvariant="normal">−</mi>
                <mn>3</mn>
              </mrow>
            </msup>
          </mrow>
        </mfenced>
        <mi mathvariant="normal">=</mi>
        <mrow>
          <msup>
            <mn>2</mn>
            <mi>n</mi>
          </msup>
          <mo stretchy="false">+</mo>
          <msup>
            <mn>3</mn>
            <mrow>
              <mi>n</mi>
              <mi mathvariant="normal">−</mi>
              <mn>1</mn>
            </mrow>
          </msup>
        </mrow>
      </mrow>
    </mrow>
    <annotation encoding="StarMath 5.0">5 left ( 2^{n-1}+3^{n-2} right ) - 6 left ( 2^{n-2} + 3^{n-3} right ) = 2^n + 3^{n-1}</annotation>
  </semantics>
</math>
</file>

<file path=Object 36/content.xml><?xml version="1.0" encoding="utf-8"?>
<math xmlns="http://www.w3.org/1998/Math/MathML">
  <semantics>
    <mrow>
      <mrow>
        <mrow>
          <mrow>
            <mrow>
              <mn>5</mn>
              <mi mathvariant="normal">∗</mi>
              <msup>
                <mn>2</mn>
                <mrow>
                  <mi>n</mi>
                  <mi mathvariant="normal">−</mi>
                  <mn>1</mn>
                </mrow>
              </msup>
            </mrow>
            <mo stretchy="false">+</mo>
            <mrow>
              <mn>5</mn>
              <mi mathvariant="normal">∗</mi>
              <msup>
                <mn>3</mn>
                <mrow>
                  <mi>n</mi>
                  <mi mathvariant="normal">−</mi>
                  <mn>2</mn>
                </mrow>
              </msup>
            </mrow>
          </mrow>
          <mi mathvariant="normal">−</mi>
          <mrow>
            <mn>6</mn>
            <mi mathvariant="normal">∗</mi>
            <msup>
              <mn>2</mn>
              <mrow>
                <mi>n</mi>
                <mi mathvariant="normal">−</mi>
                <mn>2</mn>
              </mrow>
            </msup>
          </mrow>
        </mrow>
        <mi mathvariant="normal">−</mi>
        <mrow>
          <mn>6</mn>
          <mi mathvariant="normal">∗</mi>
          <msup>
            <mn>3</mn>
            <mrow>
              <mi>n</mi>
              <mi mathvariant="normal">−</mi>
              <mn>3</mn>
            </mrow>
          </msup>
        </mrow>
      </mrow>
      <mi mathvariant="normal">=</mi>
      <mrow>
        <msup>
          <mn>2</mn>
          <mi>n</mi>
        </msup>
        <mo stretchy="false">+</mo>
        <msup>
          <mn>3</mn>
          <mrow>
            <mi>n</mi>
            <mi mathvariant="normal">−</mi>
            <mn>1</mn>
          </mrow>
        </msup>
      </mrow>
    </mrow>
    <annotation encoding="StarMath 5.0">5*2^{n-1}+5*3^{n-2} - 6*2^{n-2} - 6*3^{n-3} = 2^n + 3^{n-1}</annotation>
  </semantics>
</math>
</file>

<file path=Object 37/content.xml><?xml version="1.0" encoding="utf-8"?>
<math xmlns="http://www.w3.org/1998/Math/MathML">
  <semantics>
    <mrow>
      <mrow>
        <mrow>
          <mrow>
            <mrow>
              <mn>10</mn>
              <mi mathvariant="normal">∗</mi>
              <msup>
                <mn>2</mn>
                <mrow>
                  <mi>n</mi>
                  <mi mathvariant="normal">−</mi>
                  <mn>2</mn>
                </mrow>
              </msup>
            </mrow>
            <mo stretchy="false">+</mo>
            <mrow>
              <mn>15</mn>
              <mi mathvariant="normal">∗</mi>
              <msup>
                <mn>3</mn>
                <mrow>
                  <mi>n</mi>
                  <mi mathvariant="normal">−</mi>
                  <mn>3</mn>
                </mrow>
              </msup>
            </mrow>
          </mrow>
          <mi mathvariant="normal">−</mi>
          <mrow>
            <mn>6</mn>
            <mi mathvariant="normal">∗</mi>
            <msup>
              <mn>2</mn>
              <mrow>
                <mi>n</mi>
                <mi mathvariant="normal">−</mi>
                <mn>2</mn>
              </mrow>
            </msup>
          </mrow>
        </mrow>
        <mi mathvariant="normal">−</mi>
        <mrow>
          <mn>6</mn>
          <mi mathvariant="normal">∗</mi>
          <msup>
            <mn>3</mn>
            <mrow>
              <mi>n</mi>
              <mi mathvariant="normal">−</mi>
              <mn>3</mn>
            </mrow>
          </msup>
        </mrow>
      </mrow>
      <mi mathvariant="normal">=</mi>
      <mrow>
        <msup>
          <mn>2</mn>
          <mi>n</mi>
        </msup>
        <mo stretchy="false">+</mo>
        <msup>
          <mn>3</mn>
          <mrow>
            <mi>n</mi>
            <mi mathvariant="normal">−</mi>
            <mn>1</mn>
          </mrow>
        </msup>
      </mrow>
    </mrow>
    <annotation encoding="StarMath 5.0">10*2^{n-2}+15*3^{n-3} - 6*2^{n-2} - 6*3^{n-3} = 2^n + 3^{n-1}</annotation>
  </semantics>
</math>
</file>

<file path=Object 38/content.xml><?xml version="1.0" encoding="utf-8"?>
<math xmlns="http://www.w3.org/1998/Math/MathML">
  <semantics>
    <mrow>
      <mrow>
        <mrow>
          <mn>4</mn>
          <mi mathvariant="normal">∗</mi>
          <msup>
            <mn>2</mn>
            <mrow>
              <mi>n</mi>
              <mi mathvariant="normal">−</mi>
              <mn>2</mn>
            </mrow>
          </msup>
        </mrow>
        <mo stretchy="false">+</mo>
        <mrow>
          <mn>9</mn>
          <mi mathvariant="normal">∗</mi>
          <msup>
            <mn>3</mn>
            <mrow>
              <mi>n</mi>
              <mi mathvariant="normal">−</mi>
              <mn>3</mn>
            </mrow>
          </msup>
        </mrow>
      </mrow>
      <mi mathvariant="normal">=</mi>
      <mrow>
        <msup>
          <mn>2</mn>
          <mi>n</mi>
        </msup>
        <mo stretchy="false">+</mo>
        <msup>
          <mn>3</mn>
          <mrow>
            <mi>n</mi>
            <mi mathvariant="normal">−</mi>
            <mn>1</mn>
          </mrow>
        </msup>
      </mrow>
    </mrow>
    <annotation encoding="StarMath 5.0">4*2^{n-2}+9*3^{n-3} = 2^n + 3^{n-1}</annotation>
  </semantics>
</math>
</file>

<file path=Object 39/content.xml><?xml version="1.0" encoding="utf-8"?>
<math xmlns="http://www.w3.org/1998/Math/MathML">
  <semantics>
    <mrow>
      <mrow>
        <mrow>
          <msup>
            <mn>2</mn>
            <mn>2</mn>
          </msup>
          <mi mathvariant="normal">∗</mi>
          <msup>
            <mn>2</mn>
            <mrow>
              <mi>n</mi>
              <mi mathvariant="normal">−</mi>
              <mn>2</mn>
            </mrow>
          </msup>
        </mrow>
        <mo stretchy="false">+</mo>
        <mrow>
          <msup>
            <mn>3</mn>
            <mn>2</mn>
          </msup>
          <mi mathvariant="normal">∗</mi>
          <msup>
            <mn>3</mn>
            <mrow>
              <mi>n</mi>
              <mi mathvariant="normal">−</mi>
              <mn>3</mn>
            </mrow>
          </msup>
        </mrow>
      </mrow>
      <mi mathvariant="normal">=</mi>
      <mrow>
        <msup>
          <mn>2</mn>
          <mi>n</mi>
        </msup>
        <mo stretchy="false">+</mo>
        <msup>
          <mn>3</mn>
          <mrow>
            <mi>n</mi>
            <mi mathvariant="normal">−</mi>
            <mn>1</mn>
          </mrow>
        </msup>
      </mrow>
    </mrow>
    <annotation encoding="StarMath 5.0">2^2*2^{n-2}+3^2*3^{n-3} = 2^n + 3^{n-1}</annotation>
  </semantics>
</math>
</file>

<file path=Object 4/content.xml><?xml version="1.0" encoding="utf-8"?>
<math xmlns="http://www.w3.org/1998/Math/MathML">
  <semantics>
    <mrow>
      <mrow>
        <msubsup>
          <mi mathvariant="normal">∑</mi>
          <mrow>
            <mi>i</mi>
            <mi mathvariant="normal">=</mi>
            <mn>1</mn>
          </mrow>
          <msup>
            <mn>2</mn>
            <mrow>
              <mi>k</mi>
              <mo stretchy="false">+</mo>
              <mn>1</mn>
            </mrow>
          </msup>
        </msubsup>
        <mfrac>
          <mn>1</mn>
          <mi>i</mi>
        </mfrac>
      </mrow>
      <mo stretchy="false">≥</mo>
      <mrow>
        <mrow>
          <mn>1</mn>
          <mo stretchy="false">+</mo>
          <mfrac>
            <mi>k</mi>
            <mn>2</mn>
          </mfrac>
        </mrow>
        <mo stretchy="false">+</mo>
        <mrow>
          <msubsup>
            <mi mathvariant="normal">∑</mi>
            <mrow>
              <mi>i</mi>
              <mi mathvariant="normal">=</mi>
              <mrow>
                <msup>
                  <mn>2</mn>
                  <mi>k</mi>
                </msup>
                <mo stretchy="false">+</mo>
                <mn>1</mn>
              </mrow>
            </mrow>
            <msup>
              <mn>2</mn>
              <mrow>
                <mi>k</mi>
                <mo stretchy="false">+</mo>
                <mn>1</mn>
              </mrow>
            </msup>
          </msubsup>
          <mfrac>
            <mn>1</mn>
            <mi>i</mi>
          </mfrac>
        </mrow>
      </mrow>
    </mrow>
    <annotation encoding="StarMath 5.0">{sum_{i=1}^{2^{k+1}} {1 over i}} geslant 1 + k over 2 + {sum_{i=2^k+1}^{2^{k+1}} {1 over i}}</annotation>
  </semantics>
</math>
</file>

<file path=Object 40/content.xml><?xml version="1.0" encoding="utf-8"?>
<math xmlns="http://www.w3.org/1998/Math/MathML">
  <semantics>
    <mrow>
      <mrow>
        <msup>
          <mn>2</mn>
          <mi>n</mi>
        </msup>
        <mo stretchy="false">+</mo>
        <msup>
          <mn>3</mn>
          <mrow>
            <mi>n</mi>
            <mi mathvariant="normal">−</mi>
            <mn>1</mn>
          </mrow>
        </msup>
      </mrow>
      <mi mathvariant="normal">=</mi>
      <mrow>
        <msup>
          <mn>2</mn>
          <mi>n</mi>
        </msup>
        <mo stretchy="false">+</mo>
        <msup>
          <mn>3</mn>
          <mrow>
            <mi>n</mi>
            <mi mathvariant="normal">−</mi>
            <mn>1</mn>
          </mrow>
        </msup>
      </mrow>
    </mrow>
    <annotation encoding="StarMath 5.0">2^{n}+3^{n-1} = 2^n + 3^{n-1}</annotation>
  </semantics>
</math>
</file>

<file path=Object 41/content.xml><?xml version="1.0" encoding="utf-8"?>
<math xmlns="http://www.w3.org/1998/Math/MathML">
  <semantics>
    <mrow>
      <mi>k</mi>
      <mi mathvariant="normal">=</mi>
      <mn>2</mn>
    </mrow>
    <annotation encoding="StarMath 5.0">k = 2</annotation>
  </semantics>
</math>
</file>

<file path=Object 42/content.xml><?xml version="1.0" encoding="utf-8"?>
<math xmlns="http://www.w3.org/1998/Math/MathML">
  <semantics>
    <mrow>
      <mrow>
        <mrow>
          <msub>
            <mn>2a</mn>
            <mn>1</mn>
          </msub>
          <mo stretchy="false">+</mo>
          <msub>
            <mi>a</mi>
            <mn>0</mn>
          </msub>
        </mrow>
        <mi mathvariant="normal">=</mi>
        <mfrac>
          <mn>1</mn>
          <mn>2</mn>
        </mfrac>
      </mrow>
      <mfenced open="" close="">
        <mrow>
          <msup>
            <mfenced open="" close="">
              <mrow>
                <mn>1</mn>
                <mo stretchy="false">+</mo>
                <msqrt>
                  <mn>2</mn>
                </msqrt>
              </mrow>
            </mfenced>
            <mn>2</mn>
          </msup>
          <mo stretchy="false">+</mo>
          <msup>
            <mfenced open="" close="">
              <mrow>
                <mn>1</mn>
                <mi mathvariant="normal">−</mi>
                <msqrt>
                  <mn>2</mn>
                </msqrt>
              </mrow>
            </mfenced>
            <mn>2</mn>
          </msup>
        </mrow>
      </mfenced>
    </mrow>
    <annotation encoding="StarMath 5.0">2a_{1} + a_{0} = 1 over 2 left ( left ( 1 + sqrt 2 right )^2 + left ( 1 - sqrt 2 right )^2 right )</annotation>
  </semantics>
</math>
</file>

<file path=Object 43/content.xml><?xml version="1.0" encoding="utf-8"?>
<math xmlns="http://www.w3.org/1998/Math/MathML">
  <semantics>
    <mrow>
      <mrow>
        <mrow>
          <msub>
            <mi>a</mi>
            <mi>n</mi>
          </msub>
          <mi mathvariant="normal">=</mi>
          <mrow>
            <msub>
              <mn>2a</mn>
              <mrow>
                <mi>n</mi>
                <mi mathvariant="normal">−</mi>
                <mn>1</mn>
              </mrow>
            </msub>
            <mo stretchy="false">+</mo>
            <msub>
              <mi>a</mi>
              <mrow>
                <mi>n</mi>
                <mi mathvariant="normal">−</mi>
                <mn>2</mn>
              </mrow>
            </msub>
          </mrow>
        </mrow>
        <mi mathvariant="normal">=</mi>
        <mfrac>
          <mn>1</mn>
          <mn>2</mn>
        </mfrac>
      </mrow>
      <mfenced open="" close="">
        <mrow>
          <msup>
            <mfenced open="" close="">
              <mrow>
                <mn>1</mn>
                <mo stretchy="false">+</mo>
                <msqrt>
                  <mn>2</mn>
                </msqrt>
              </mrow>
            </mfenced>
            <mi>n</mi>
          </msup>
          <mo stretchy="false">+</mo>
          <msup>
            <mfenced open="" close="">
              <mrow>
                <mn>1</mn>
                <mi mathvariant="normal">−</mi>
                <msqrt>
                  <mn>2</mn>
                </msqrt>
              </mrow>
            </mfenced>
            <mi>n</mi>
          </msup>
        </mrow>
      </mfenced>
    </mrow>
    <annotation encoding="StarMath 5.0">a_n = 2a_{n-1} + a_{n-2} = 1 over 2 left ( left ( 1 + sqrt 2 right )^n + left ( 1 - sqrt 2 right )^n right )</annotation>
  </semantics>
</math>
</file>

<file path=Object 44/content.xml><?xml version="1.0" encoding="utf-8"?>
<math xmlns="http://www.w3.org/1998/Math/MathML">
  <semantics>
    <mrow>
      <mrow>
        <mrow>
          <mrow>
            <mn>2</mn>
            <mi mathvariant="normal">∗</mi>
            <mn>1</mn>
          </mrow>
          <mo stretchy="false">+</mo>
          <mn>1</mn>
        </mrow>
        <mi mathvariant="normal">=</mi>
        <mfrac>
          <mn>1</mn>
          <mn>2</mn>
        </mfrac>
      </mrow>
      <mfenced open="" close="">
        <mrow>
          <msup>
            <mfenced open="" close="">
              <mrow>
                <mn>1</mn>
                <mo stretchy="false">+</mo>
                <msqrt>
                  <mn>2</mn>
                </msqrt>
              </mrow>
            </mfenced>
            <mn>2</mn>
          </msup>
          <mo stretchy="false">+</mo>
          <msup>
            <mfenced open="" close="">
              <mrow>
                <mn>1</mn>
                <mi mathvariant="normal">−</mi>
                <msqrt>
                  <mn>2</mn>
                </msqrt>
              </mrow>
            </mfenced>
            <mn>2</mn>
          </msup>
        </mrow>
      </mfenced>
    </mrow>
    <annotation encoding="StarMath 5.0">2*1 + 1 = 1 over 2 left ( left ( 1 + sqrt 2 right )^2 + left ( 1 - sqrt 2 right )^2 right )</annotation>
  </semantics>
</math>
</file>

<file path=Object 45/content.xml><?xml version="1.0" encoding="utf-8"?>
<math xmlns="http://www.w3.org/1998/Math/MathML">
  <semantics>
    <mrow>
      <mrow>
        <mn>3</mn>
        <mi mathvariant="normal">=</mi>
        <mfrac>
          <mn>1</mn>
          <mn>2</mn>
        </mfrac>
      </mrow>
      <mfenced open="" close="">
        <mrow>
          <mrow>
            <mn>1</mn>
            <mo stretchy="false">+</mo>
            <mn>2</mn>
          </mrow>
          <mrow>
            <mrow>
              <mrow>
                <msqrt>
                  <mn>2</mn>
                </msqrt>
                <mo stretchy="false">+</mo>
                <mn>2</mn>
              </mrow>
              <mo stretchy="false">+</mo>
              <mn>1</mn>
            </mrow>
            <mi mathvariant="normal">−</mi>
            <mn>2</mn>
          </mrow>
          <mrow>
            <msqrt>
              <mn>2</mn>
            </msqrt>
            <mo stretchy="false">+</mo>
            <mn>2</mn>
          </mrow>
        </mrow>
      </mfenced>
    </mrow>
    <annotation encoding="StarMath 5.0">3 = 1 over 2 left ( 1 + 2 sqrt 2 + 2 + 1 - 2 sqrt 2 + 2 right )</annotation>
  </semantics>
</math>
</file>

<file path=Object 46/content.xml><?xml version="1.0" encoding="utf-8"?>
<math xmlns="http://www.w3.org/1998/Math/MathML">
  <semantics>
    <mrow>
      <mrow>
        <mn>3</mn>
        <mi mathvariant="normal">=</mi>
        <mfrac>
          <mn>1</mn>
          <mn>2</mn>
        </mfrac>
      </mrow>
      <mrow>
        <mfenced open="" close="">
          <mn>6</mn>
        </mfenced>
        <mi mathvariant="normal">=</mi>
        <mn>3</mn>
      </mrow>
    </mrow>
    <annotation encoding="StarMath 5.0">3 = 1 over 2 left ( 6 right ) = 3</annotation>
  </semantics>
</math>
</file>

<file path=Object 47/content.xml><?xml version="1.0" encoding="utf-8"?>
<math xmlns="http://www.w3.org/1998/Math/MathML">
  <semantics>
    <mrow>
      <mrow>
        <mi>k</mi>
        <mi mathvariant="normal">=</mi>
        <mn>1,</mn>
      </mrow>
      <mn>2,</mn>
      <mn>3,</mn>
      <mn>...</mn>
      <mrow>
        <mi>n</mi>
        <mi mathvariant="normal">−</mi>
        <mn>1</mn>
      </mrow>
    </mrow>
    <annotation encoding="StarMath 5.0">k = 1, 2, 3, ... n-1</annotation>
  </semantics>
</math>
</file>

<file path=Object 48/content.xml><?xml version="1.0" encoding="utf-8"?>
<math xmlns="http://www.w3.org/1998/Math/MathML">
  <semantics>
    <mrow>
      <mrow>
        <mrow>
          <msub>
            <mn>2a</mn>
            <mrow>
              <mi>n</mi>
              <mi mathvariant="normal">−</mi>
              <mn>1</mn>
            </mrow>
          </msub>
          <mo stretchy="false">+</mo>
          <msub>
            <mi>a</mi>
            <mrow>
              <mi>n</mi>
              <mi mathvariant="normal">−</mi>
              <mn>2</mn>
            </mrow>
          </msub>
        </mrow>
        <mi mathvariant="normal">=</mi>
        <mfrac>
          <mn>1</mn>
          <mn>2</mn>
        </mfrac>
      </mrow>
      <mfenced open="" close="">
        <mrow>
          <msup>
            <mfenced open="" close="">
              <mrow>
                <mn>1</mn>
                <mo stretchy="false">+</mo>
                <msqrt>
                  <mn>2</mn>
                </msqrt>
              </mrow>
            </mfenced>
            <mi>n</mi>
          </msup>
          <mo stretchy="false">+</mo>
          <msup>
            <mfenced open="" close="">
              <mrow>
                <mn>1</mn>
                <mi mathvariant="normal">−</mi>
                <msqrt>
                  <mn>2</mn>
                </msqrt>
              </mrow>
            </mfenced>
            <mi>n</mi>
          </msup>
        </mrow>
      </mfenced>
    </mrow>
    <annotation encoding="StarMath 5.0">2a_{n-1} + a_{n-2} = 1 over 2 left ( left ( 1 + sqrt 2 right )^n + left ( 1 - sqrt 2 right )^n right )</annotation>
  </semantics>
</math>
</file>

<file path=Object 49/content.xml><?xml version="1.0" encoding="utf-8"?>
<math xmlns="http://www.w3.org/1998/Math/MathML">
  <semantics>
    <mrow>
      <mrow>
        <mrow>
          <msup>
            <mfenced open="" close="">
              <mrow>
                <mn>1</mn>
                <mo stretchy="false">+</mo>
                <msqrt>
                  <mn>2</mn>
                </msqrt>
              </mrow>
            </mfenced>
            <mrow>
              <mi>n</mi>
              <mi mathvariant="normal">−</mi>
              <mn>1</mn>
            </mrow>
          </msup>
          <mo stretchy="false">+</mo>
          <msup>
            <mfenced open="" close="">
              <mrow>
                <mn>1</mn>
                <mi mathvariant="normal">−</mi>
                <msqrt>
                  <mn>2</mn>
                </msqrt>
              </mrow>
            </mfenced>
            <mrow>
              <mi>n</mi>
              <mi mathvariant="normal">−</mi>
              <mn>1</mn>
            </mrow>
          </msup>
        </mrow>
        <mo stretchy="false">+</mo>
        <mfrac>
          <mn>1</mn>
          <mn>2</mn>
        </mfrac>
      </mrow>
      <mrow>
        <mfenced open="" close="">
          <mrow>
            <msup>
              <mfenced open="" close="">
                <mrow>
                  <mn>1</mn>
                  <mo stretchy="false">+</mo>
                  <msqrt>
                    <mn>2</mn>
                  </msqrt>
                </mrow>
              </mfenced>
              <mrow>
                <mi>n</mi>
                <mi mathvariant="normal">−</mi>
                <mn>2</mn>
              </mrow>
            </msup>
            <mo stretchy="false">+</mo>
            <msup>
              <mfenced open="" close="">
                <mrow>
                  <mn>1</mn>
                  <mi mathvariant="normal">−</mi>
                  <msqrt>
                    <mn>2</mn>
                  </msqrt>
                </mrow>
              </mfenced>
              <mrow>
                <mi>n</mi>
                <mi mathvariant="normal">−</mi>
                <mn>2</mn>
              </mrow>
            </msup>
          </mrow>
        </mfenced>
        <mi mathvariant="normal">=</mi>
        <mfrac>
          <mn>1</mn>
          <mn>2</mn>
        </mfrac>
      </mrow>
      <mfenced open="" close="">
        <mrow>
          <msup>
            <mfenced open="" close="">
              <mrow>
                <mn>1</mn>
                <mo stretchy="false">+</mo>
                <msqrt>
                  <mn>2</mn>
                </msqrt>
              </mrow>
            </mfenced>
            <mi>n</mi>
          </msup>
          <mo stretchy="false">+</mo>
          <msup>
            <mfenced open="" close="">
              <mrow>
                <mn>1</mn>
                <mi mathvariant="normal">−</mi>
                <msqrt>
                  <mn>2</mn>
                </msqrt>
              </mrow>
            </mfenced>
            <mi>n</mi>
          </msup>
        </mrow>
      </mfenced>
    </mrow>
    <annotation encoding="StarMath 5.0">left ( 1 + sqrt 2 right )^{n-1} + left ( 1 - sqrt 2 right )^{n-1} + 1 over 2 left ( left ( 1 + sqrt 2 right )^{n-2} + left ( 1 - sqrt 2 right )^{n-2} right ) = 1 over 2 left ( left ( 1 + sqrt 2 right )^n + left ( 1 - sqrt 2 right )^n right )</annotation>
  </semantics>
</math>
</file>

<file path=Object 5/content.xml><?xml version="1.0" encoding="utf-8"?>
<math xmlns="http://www.w3.org/1998/Math/MathML">
  <semantics>
    <mrow>
      <mrow>
        <mrow>
          <mrow>
            <msubsup>
              <mi mathvariant="normal">∑</mi>
              <mrow>
                <mi>i</mi>
                <mi mathvariant="normal">=</mi>
                <mrow>
                  <msup>
                    <mn>2</mn>
                    <mi>k</mi>
                  </msup>
                  <mo stretchy="false">+</mo>
                  <mn>1</mn>
                </mrow>
              </mrow>
              <msup>
                <mn>2</mn>
                <mrow>
                  <mi>k</mi>
                  <mo stretchy="false">+</mo>
                  <mn>1</mn>
                </mrow>
              </msup>
            </msubsup>
            <mfrac>
              <mn>1</mn>
              <mi>i</mi>
            </mfrac>
          </mrow>
          <mo stretchy="false">≥</mo>
          <mfrac>
            <mrow>
              <msup>
                <mn>2</mn>
                <mrow>
                  <mi>k</mi>
                  <mo stretchy="false">+</mo>
                  <mn>1</mn>
                </mrow>
              </msup>
              <mi mathvariant="normal">−</mi>
              <msup>
                <mn>2</mn>
                <mi>k</mi>
              </msup>
            </mrow>
            <msup>
              <mn>2</mn>
              <mrow>
                <mi>k</mi>
                <mo stretchy="false">+</mo>
                <mn>1</mn>
              </mrow>
            </msup>
          </mfrac>
        </mrow>
        <mi mathvariant="normal">=</mi>
        <mfrac>
          <mrow>
            <msup>
              <mn>2</mn>
              <mi>k</mi>
            </msup>
            <mrow>
              <mo stretchy="false">(</mo>
              <mrow>
                <mn>2</mn>
                <mi mathvariant="normal">−</mi>
                <mn>1</mn>
              </mrow>
              <mo stretchy="false">)</mo>
            </mrow>
          </mrow>
          <msup>
            <mn>2</mn>
            <mrow>
              <mi>k</mi>
              <mo stretchy="false">+</mo>
              <mn>1</mn>
            </mrow>
          </msup>
        </mfrac>
      </mrow>
      <mi mathvariant="normal">=</mi>
      <mfrac>
        <mn>1</mn>
        <mn>2</mn>
      </mfrac>
    </mrow>
    <annotation encoding="StarMath 5.0">{sum_{i=2^k+1}^{2^{k+1}} {1 over i}} geslant {2^{k+1}-2^k} over {2^{k+1}} = {2^k(2 - 1)} over 2^{k+1} = 1 over 2</annotation>
  </semantics>
</math>
</file>

<file path=Object 50/content.xml><?xml version="1.0" encoding="utf-8"?>
<math xmlns="http://www.w3.org/1998/Math/MathML">
  <semantics>
    <mrow>
      <mrow>
        <mrow>
          <msup>
            <mfenced open="" close="">
              <mrow>
                <mn>1</mn>
                <mo stretchy="false">+</mo>
                <msqrt>
                  <mn>2</mn>
                </msqrt>
              </mrow>
            </mfenced>
            <mrow>
              <mi>n</mi>
              <mi mathvariant="normal">−</mi>
              <mn>1</mn>
            </mrow>
          </msup>
          <mo stretchy="false">+</mo>
          <msup>
            <mfenced open="" close="">
              <mrow>
                <mn>1</mn>
                <mi mathvariant="normal">−</mi>
                <msqrt>
                  <mn>2</mn>
                </msqrt>
              </mrow>
            </mfenced>
            <mrow>
              <mi>n</mi>
              <mi mathvariant="normal">−</mi>
              <mn>1</mn>
            </mrow>
          </msup>
        </mrow>
        <mo stretchy="false">+</mo>
        <mfrac>
          <mn>1</mn>
          <mn>2</mn>
        </mfrac>
      </mrow>
      <mrow>
        <mfenced open="" close="">
          <mrow>
            <msup>
              <mfenced open="" close="">
                <mrow>
                  <mn>1</mn>
                  <mo stretchy="false">+</mo>
                  <msqrt>
                    <mn>2</mn>
                  </msqrt>
                </mrow>
              </mfenced>
              <mrow>
                <mi>n</mi>
                <mi mathvariant="normal">−</mi>
                <mn>2</mn>
              </mrow>
            </msup>
            <mo stretchy="false">+</mo>
            <msup>
              <mfenced open="" close="">
                <mrow>
                  <mn>1</mn>
                  <mi mathvariant="normal">−</mi>
                  <msqrt>
                    <mn>2</mn>
                  </msqrt>
                </mrow>
              </mfenced>
              <mrow>
                <mi>n</mi>
                <mi mathvariant="normal">−</mi>
                <mn>2</mn>
              </mrow>
            </msup>
          </mrow>
        </mfenced>
        <mi mathvariant="normal">=</mi>
        <mfrac>
          <mn>1</mn>
          <mn>2</mn>
        </mfrac>
      </mrow>
      <mfenced open="" close="">
        <mrow>
          <msup>
            <mfenced open="" close="">
              <mrow>
                <mn>1</mn>
                <mo stretchy="false">+</mo>
                <msqrt>
                  <mn>2</mn>
                </msqrt>
              </mrow>
            </mfenced>
            <mi>n</mi>
          </msup>
          <mo stretchy="false">+</mo>
          <msup>
            <mfenced open="" close="">
              <mrow>
                <mn>1</mn>
                <mi mathvariant="normal">−</mi>
                <msqrt>
                  <mn>2</mn>
                </msqrt>
              </mrow>
            </mfenced>
            <mi>n</mi>
          </msup>
        </mrow>
      </mfenced>
    </mrow>
    <annotation encoding="StarMath 5.0">left ( 1 + sqrt 2 right )^{n-1} + left ( 1 - sqrt 2 right )^{n-1} + 1 over 2 left ( left ( 1 + sqrt 2 right )^{n-2} + left ( 1 - sqrt 2 right )^{n-2} right ) = 1 over 2 left ( left ( 1 + sqrt 2 right )^n + left ( 1 - sqrt 2 right )^n right )</annotation>
  </semantics>
</math>
</file>

<file path=Object 51/content.xml><?xml version="1.0" encoding="utf-8"?>
<math xmlns="http://www.w3.org/1998/Math/MathML">
  <semantics>
    <mrow>
      <mfenced open="" close="">
        <mrow>
          <mn>1</mn>
          <mo stretchy="false">+</mo>
          <msqrt>
            <mn>2</mn>
          </msqrt>
        </mrow>
      </mfenced>
      <mrow>
        <msup>
          <mfenced open="" close="">
            <mrow>
              <mn>1</mn>
              <mo stretchy="false">+</mo>
              <msqrt>
                <mn>2</mn>
              </msqrt>
            </mrow>
          </mfenced>
          <mrow>
            <mi>n</mi>
            <mi mathvariant="normal">−</mi>
            <mn>2</mn>
          </mrow>
        </msup>
        <mo stretchy="false">+</mo>
        <mfenced open="" close="">
          <mrow>
            <mn>1</mn>
            <mi mathvariant="normal">−</mi>
            <msqrt>
              <mn>2</mn>
            </msqrt>
          </mrow>
        </mfenced>
      </mrow>
      <mrow>
        <msup>
          <mfenced open="" close="">
            <mrow>
              <mn>1</mn>
              <mi mathvariant="normal">−</mi>
              <msqrt>
                <mn>2</mn>
              </msqrt>
            </mrow>
          </mfenced>
          <mrow>
            <mi>n</mi>
            <mi mathvariant="normal">−</mi>
            <mn>2</mn>
          </mrow>
        </msup>
        <mo stretchy="false">+</mo>
        <mfrac>
          <mn>1</mn>
          <mn>2</mn>
        </mfrac>
      </mrow>
      <mrow>
        <mfenced open="" close="">
          <mrow>
            <msup>
              <mfenced open="" close="">
                <mrow>
                  <mn>1</mn>
                  <mo stretchy="false">+</mo>
                  <msqrt>
                    <mn>2</mn>
                  </msqrt>
                </mrow>
              </mfenced>
              <mrow>
                <mi>n</mi>
                <mi mathvariant="normal">−</mi>
                <mn>2</mn>
              </mrow>
            </msup>
            <mo stretchy="false">+</mo>
            <msup>
              <mfenced open="" close="">
                <mrow>
                  <mn>1</mn>
                  <mi mathvariant="normal">−</mi>
                  <msqrt>
                    <mn>2</mn>
                  </msqrt>
                </mrow>
              </mfenced>
              <mrow>
                <mi>n</mi>
                <mi mathvariant="normal">−</mi>
                <mn>2</mn>
              </mrow>
            </msup>
          </mrow>
        </mfenced>
        <mi mathvariant="normal">=</mi>
        <mfrac>
          <mn>1</mn>
          <mn>2</mn>
        </mfrac>
      </mrow>
      <mfenced open="" close="">
        <mrow>
          <msup>
            <mfenced open="" close="">
              <mrow>
                <mn>1</mn>
                <mo stretchy="false">+</mo>
                <msqrt>
                  <mn>2</mn>
                </msqrt>
              </mrow>
            </mfenced>
            <mi>n</mi>
          </msup>
          <mo stretchy="false">+</mo>
          <msup>
            <mfenced open="" close="">
              <mrow>
                <mn>1</mn>
                <mi mathvariant="normal">−</mi>
                <msqrt>
                  <mn>2</mn>
                </msqrt>
              </mrow>
            </mfenced>
            <mi>n</mi>
          </msup>
        </mrow>
      </mfenced>
    </mrow>
    <annotation encoding="StarMath 5.0">left ( 1 + sqrt 2 right ) left ( 1 + sqrt 2 right )^{n-2} + left ( 1 - sqrt 2 right ) left ( 1 - sqrt 2 right )^{n-2} + 1 over 2 left ( left ( 1 + sqrt 2 right )^{n-2} + left ( 1 - sqrt 2 right )^{n-2} right ) = 1 over 2 left ( left ( 1 + sqrt 2 right )^n + left ( 1 - sqrt 2 right )^n right )</annotation>
  </semantics>
</math>
</file>

<file path=Object 52/content.xml><?xml version="1.0" encoding="utf-8"?>
<math xmlns="http://www.w3.org/1998/Math/MathML">
  <semantics>
    <mrow>
      <msup>
        <mfenced open="" close="">
          <mrow>
            <mn>1</mn>
            <mo stretchy="false">+</mo>
            <msqrt>
              <mn>2</mn>
            </msqrt>
          </mrow>
        </mfenced>
        <mrow>
          <mi>n</mi>
          <mi mathvariant="normal">−</mi>
          <mn>2</mn>
        </mrow>
      </msup>
      <mrow>
        <mfenced open="" close="">
          <mrow>
            <mfenced open="" close="">
              <mrow>
                <mn>1</mn>
                <mo stretchy="false">+</mo>
                <msqrt>
                  <mn>2</mn>
                </msqrt>
              </mrow>
            </mfenced>
            <mo stretchy="false">+</mo>
            <mfrac>
              <mn>1</mn>
              <mn>2</mn>
            </mfrac>
          </mrow>
        </mfenced>
        <mo stretchy="false">+</mo>
        <msup>
          <mfenced open="" close="">
            <mrow>
              <mn>1</mn>
              <mi mathvariant="normal">−</mi>
              <msqrt>
                <mn>2</mn>
              </msqrt>
            </mrow>
          </mfenced>
          <mrow>
            <mi>n</mi>
            <mi mathvariant="normal">−</mi>
            <mn>2</mn>
          </mrow>
        </msup>
      </mrow>
      <mrow>
        <mfenced open="" close="">
          <mrow>
            <mfenced open="" close="">
              <mrow>
                <mn>1</mn>
                <mi mathvariant="normal">−</mi>
                <msqrt>
                  <mn>2</mn>
                </msqrt>
              </mrow>
            </mfenced>
            <mo stretchy="false">+</mo>
            <mfrac>
              <mn>1</mn>
              <mn>2</mn>
            </mfrac>
          </mrow>
        </mfenced>
        <mi mathvariant="normal">=</mi>
        <mfrac>
          <mn>1</mn>
          <mn>2</mn>
        </mfrac>
      </mrow>
      <mfenced open="" close="">
        <mrow>
          <msup>
            <mfenced open="" close="">
              <mrow>
                <mn>1</mn>
                <mo stretchy="false">+</mo>
                <msqrt>
                  <mn>2</mn>
                </msqrt>
              </mrow>
            </mfenced>
            <mi>n</mi>
          </msup>
          <mo stretchy="false">+</mo>
          <msup>
            <mfenced open="" close="">
              <mrow>
                <mn>1</mn>
                <mi mathvariant="normal">−</mi>
                <msqrt>
                  <mn>2</mn>
                </msqrt>
              </mrow>
            </mfenced>
            <mi>n</mi>
          </msup>
        </mrow>
      </mfenced>
    </mrow>
    <annotation encoding="StarMath 5.0">left ( 1 + sqrt 2 right )^{n-2} left ( left ( 1 + sqrt 2 right ) + 1 over 2 right ) +
left ( 1 - sqrt 2 right )^{n-2} left ( left ( 1 - sqrt 2 right ) + 1 over 2 right )
= 1 over 2 left ( left ( 1 + sqrt 2 right )^n + left ( 1 - sqrt 2 right )^n right )</annotation>
  </semantics>
</math>
</file>

<file path=Object 53/content.xml><?xml version="1.0" encoding="utf-8"?>
<math xmlns="http://www.w3.org/1998/Math/MathML">
  <semantics>
    <mrow>
      <msup>
        <mfenced open="" close="">
          <mrow>
            <mn>1</mn>
            <mo stretchy="false">+</mo>
            <msqrt>
              <mn>2</mn>
            </msqrt>
          </mrow>
        </mfenced>
        <mrow>
          <mi>n</mi>
          <mi mathvariant="normal">−</mi>
          <mn>2</mn>
        </mrow>
      </msup>
      <mrow>
        <mfenced open="" close="">
          <mrow>
            <mfrac>
              <mn>3</mn>
              <mn>2</mn>
            </mfrac>
            <mo stretchy="false">+</mo>
            <msqrt>
              <mn>2</mn>
            </msqrt>
          </mrow>
        </mfenced>
        <mo stretchy="false">+</mo>
        <msup>
          <mfenced open="" close="">
            <mrow>
              <mn>1</mn>
              <mi mathvariant="normal">−</mi>
              <msqrt>
                <mn>2</mn>
              </msqrt>
            </mrow>
          </mfenced>
          <mrow>
            <mi>n</mi>
            <mi mathvariant="normal">−</mi>
            <mn>2</mn>
          </mrow>
        </msup>
      </mrow>
      <mrow>
        <mfenced open="" close="">
          <mrow>
            <mfrac>
              <mn>3</mn>
              <mn>2</mn>
            </mfrac>
            <mi mathvariant="normal">−</mi>
            <msqrt>
              <mn>2</mn>
            </msqrt>
          </mrow>
        </mfenced>
        <mi mathvariant="normal">=</mi>
        <mfrac>
          <mn>1</mn>
          <mn>2</mn>
        </mfrac>
      </mrow>
      <mfenced open="" close="">
        <mrow>
          <msup>
            <mfenced open="" close="">
              <mrow>
                <mn>1</mn>
                <mo stretchy="false">+</mo>
                <msqrt>
                  <mn>2</mn>
                </msqrt>
              </mrow>
            </mfenced>
            <mi>n</mi>
          </msup>
          <mo stretchy="false">+</mo>
          <msup>
            <mfenced open="" close="">
              <mrow>
                <mn>1</mn>
                <mi mathvariant="normal">−</mi>
                <msqrt>
                  <mn>2</mn>
                </msqrt>
              </mrow>
            </mfenced>
            <mi>n</mi>
          </msup>
        </mrow>
      </mfenced>
    </mrow>
    <annotation encoding="StarMath 5.0">left ( 1 + sqrt 2 right )^{n-2} left (  3 over 2 + sqrt 2 right ) +
left ( 1 - sqrt 2 right )^{n-2} left (  3 over 2 - sqrt 2 right )
= 1 over 2 left ( left ( 1 + sqrt 2 right )^n + left ( 1 - sqrt 2 right )^n right )</annotation>
  </semantics>
</math>
</file>

<file path=Object 54/content.xml><?xml version="1.0" encoding="utf-8"?>
<math xmlns="http://www.w3.org/1998/Math/MathML">
  <semantics>
    <mrow>
      <mrow>
        <mfrac>
          <mn>3</mn>
          <mn>2</mn>
        </mfrac>
        <mo stretchy="false">+</mo>
        <msqrt>
          <mn>2</mn>
        </msqrt>
      </mrow>
      <mi mathvariant="normal">=</mi>
      <mfrac>
        <msup>
          <mrow>
            <mo stretchy="false">(</mo>
            <mrow>
              <mn>1</mn>
              <mo stretchy="false">+</mo>
              <msqrt>
                <mn>2</mn>
              </msqrt>
            </mrow>
            <mo stretchy="false">)</mo>
          </mrow>
          <mn>2</mn>
        </msup>
        <mn>2</mn>
      </mfrac>
    </mrow>
    <annotation encoding="StarMath 5.0">3 over 2 + sqrt 2 = (1 + sqrt 2)^2 over 2</annotation>
  </semantics>
</math>
</file>

<file path=Object 55/content.xml><?xml version="1.0" encoding="utf-8"?>
<math xmlns="http://www.w3.org/1998/Math/MathML">
  <semantics>
    <mrow>
      <mrow>
        <mfrac>
          <mn>3</mn>
          <mn>2</mn>
        </mfrac>
        <mi mathvariant="normal">−</mi>
        <msqrt>
          <mn>2</mn>
        </msqrt>
      </mrow>
      <mi mathvariant="normal">=</mi>
      <mfrac>
        <msup>
          <mrow>
            <mo stretchy="false">(</mo>
            <mrow>
              <mn>1</mn>
              <mi mathvariant="normal">−</mi>
              <msqrt>
                <mn>2</mn>
              </msqrt>
            </mrow>
            <mo stretchy="false">)</mo>
          </mrow>
          <mn>2</mn>
        </msup>
        <mn>2</mn>
      </mfrac>
    </mrow>
    <annotation encoding="StarMath 5.0">3 over 2 - sqrt 2 = (1 - sqrt 2)^2 over 2</annotation>
  </semantics>
</math>
</file>

<file path=Object 56/content.xml><?xml version="1.0" encoding="utf-8"?>
<math xmlns="http://www.w3.org/1998/Math/MathML">
  <semantics>
    <mrow>
      <mrow>
        <mrow>
          <mfrac>
            <mrow>
              <msup>
                <mfenced open="" close="">
                  <mrow>
                    <mn>1</mn>
                    <mo stretchy="false">+</mo>
                    <msqrt>
                      <mn>2</mn>
                    </msqrt>
                  </mrow>
                </mfenced>
                <mrow>
                  <mi>n</mi>
                  <mi mathvariant="normal">−</mi>
                  <mn>2</mn>
                </mrow>
              </msup>
              <msup>
                <mfenced open="" close="">
                  <mrow>
                    <mn>1</mn>
                    <mo stretchy="false">+</mo>
                    <msqrt>
                      <mn>2</mn>
                    </msqrt>
                  </mrow>
                </mfenced>
                <mn>2</mn>
              </msup>
            </mrow>
            <mn>2</mn>
          </mfrac>
          <mo stretchy="false">+</mo>
          <mfrac>
            <mrow>
              <msup>
                <mfenced open="" close="">
                  <mrow>
                    <mn>1</mn>
                    <mi mathvariant="normal">−</mi>
                    <msqrt>
                      <mn>2</mn>
                    </msqrt>
                  </mrow>
                </mfenced>
                <mrow>
                  <mi>n</mi>
                  <mi mathvariant="normal">−</mi>
                  <mn>2</mn>
                </mrow>
              </msup>
              <msup>
                <mfenced open="" close="">
                  <mrow>
                    <mn>1</mn>
                    <mi mathvariant="normal">−</mi>
                    <msqrt>
                      <mn>2</mn>
                    </msqrt>
                  </mrow>
                </mfenced>
                <mn>2</mn>
              </msup>
            </mrow>
            <mn>2</mn>
          </mfrac>
        </mrow>
        <mi mathvariant="normal">=</mi>
        <mfrac>
          <mn>1</mn>
          <mn>2</mn>
        </mfrac>
      </mrow>
      <mfenced open="" close="">
        <mrow>
          <msup>
            <mfenced open="" close="">
              <mrow>
                <mn>1</mn>
                <mo stretchy="false">+</mo>
                <msqrt>
                  <mn>2</mn>
                </msqrt>
              </mrow>
            </mfenced>
            <mi>n</mi>
          </msup>
          <mo stretchy="false">+</mo>
          <msup>
            <mfenced open="" close="">
              <mrow>
                <mn>1</mn>
                <mi mathvariant="normal">−</mi>
                <msqrt>
                  <mn>2</mn>
                </msqrt>
              </mrow>
            </mfenced>
            <mi>n</mi>
          </msup>
        </mrow>
      </mfenced>
    </mrow>
    <annotation encoding="StarMath 5.0">{left ( 1 + sqrt 2 right )^{n-2} left ( 1 + sqrt 2 right )^2} over 2 +
{left ( 1 - sqrt 2 right )^{n-2} left ( 1 - sqrt 2 right )^2} over 2
= 1 over 2 left ( left ( 1 + sqrt 2 right )^n + left ( 1 - sqrt 2 right )^n right )</annotation>
  </semantics>
</math>
</file>

<file path=Object 57/content.xml><?xml version="1.0" encoding="utf-8"?>
<math xmlns="http://www.w3.org/1998/Math/MathML">
  <semantics>
    <mtable>
      <mtr>
        <mtd>
          <mrow>
            <mrow>
              <mfrac>
                <mrow>
                  <msup>
                    <mfenced open="" close="">
                      <mrow>
                        <mn>1</mn>
                        <mo stretchy="false">+</mo>
                        <msqrt>
                          <mn>2</mn>
                        </msqrt>
                      </mrow>
                    </mfenced>
                    <mi>n</mi>
                  </msup>
                  <mo stretchy="false">+</mo>
                  <msup>
                    <mfenced open="" close="">
                      <mrow>
                        <mn>1</mn>
                        <mi mathvariant="normal">−</mi>
                        <msqrt>
                          <mn>2</mn>
                        </msqrt>
                      </mrow>
                    </mfenced>
                    <mi>n</mi>
                  </msup>
                </mrow>
                <mn>2</mn>
              </mfrac>
              <mi mathvariant="normal">=</mi>
              <mfrac>
                <mn>1</mn>
                <mn>2</mn>
              </mfrac>
            </mrow>
            <mfenced open="" close="">
              <mrow>
                <msup>
                  <mfenced open="" close="">
                    <mrow>
                      <mn>1</mn>
                      <mo stretchy="false">+</mo>
                      <msqrt>
                        <mn>2</mn>
                      </msqrt>
                    </mrow>
                  </mfenced>
                  <mi>n</mi>
                </msup>
                <mo stretchy="false">+</mo>
                <msup>
                  <mfenced open="" close="">
                    <mrow>
                      <mn>1</mn>
                      <mi mathvariant="normal">−</mi>
                      <msqrt>
                        <mn>2</mn>
                      </msqrt>
                    </mrow>
                  </mfenced>
                  <mi>n</mi>
                </msup>
              </mrow>
            </mfenced>
          </mrow>
        </mtd>
      </mtr>
      <mtr>
        <mtd/>
      </mtr>
    </mtable>
    <annotation encoding="StarMath 5.0">{{left ( 1 + sqrt 2 right )^{n} +
left ( 1 - sqrt 2 right )^{n}} over 2
= 1 over 2 left ( left ( 1 + sqrt 2 right )^n + left ( 1 - sqrt 2 right )^n right )</annotation>
  </semantics>
</math>
</file>

<file path=Object 6/content.xml><?xml version="1.0" encoding="utf-8"?>
<math xmlns="http://www.w3.org/1998/Math/MathML">
  <semantics>
    <mrow>
      <mrow>
        <mrow>
          <msubsup>
            <mi mathvariant="normal">∑</mi>
            <mrow>
              <mi>i</mi>
              <mi mathvariant="normal">=</mi>
              <mn>1</mn>
            </mrow>
            <msup>
              <mn>2</mn>
              <mrow>
                <mi>k</mi>
                <mo stretchy="false">+</mo>
                <mn>1</mn>
              </mrow>
            </msup>
          </msubsup>
          <mfrac>
            <mn>1</mn>
            <mi>i</mi>
          </mfrac>
        </mrow>
        <mo stretchy="false">≥</mo>
        <mrow>
          <mrow>
            <mn>1</mn>
            <mo stretchy="false">+</mo>
            <mfrac>
              <mi>k</mi>
              <mn>2</mn>
            </mfrac>
          </mrow>
          <mo stretchy="false">+</mo>
          <mfrac>
            <mn>1</mn>
            <mn>2</mn>
          </mfrac>
        </mrow>
      </mrow>
      <mi mathvariant="normal">=</mi>
      <mrow>
        <mn>1</mn>
        <mo stretchy="false">+</mo>
        <mfrac>
          <mrow>
            <mi>k</mi>
            <mo stretchy="false">+</mo>
            <mn>1</mn>
          </mrow>
          <mn>2</mn>
        </mfrac>
      </mrow>
    </mrow>
    <annotation encoding="StarMath 5.0">{sum_{i=1}^{2^{k+1}} {1 over i}} geslant 1 + k over 2 + 1 over 2 = 1 + {k + 1} over 2</annotation>
  </semantics>
</math>
</file>

<file path=Object 7/content.xml><?xml version="1.0" encoding="utf-8"?>
<math xmlns="http://www.w3.org/1998/Math/MathML">
  <semantics>
    <mrow>
      <msub>
        <mi>a</mi>
        <mn>1</mn>
      </msub>
      <mi mathvariant="normal">=</mi>
      <mn>2</mn>
    </mrow>
    <annotation encoding="StarMath 5.0">a_1=2</annotation>
  </semantics>
</math>
</file>

<file path=Object 8/content.xml><?xml version="1.0" encoding="utf-8"?>
<math xmlns="http://www.w3.org/1998/Math/MathML">
  <semantics>
    <mrow>
      <msub>
        <mi>a</mi>
        <mrow>
          <mi>n</mi>
          <mo stretchy="false">+</mo>
          <mn>1</mn>
        </mrow>
      </msub>
      <mi mathvariant="normal">=</mi>
      <mfrac>
        <mrow>
          <msub>
            <mn>5a</mn>
            <mi>n</mi>
          </msub>
          <mi mathvariant="normal">−</mi>
          <mn>4</mn>
        </mrow>
        <msub>
          <mi>a</mi>
          <mi>n</mi>
        </msub>
      </mfrac>
    </mrow>
    <annotation encoding="StarMath 5.0">a_{n+1}={5a_n - 4} over a_n</annotation>
  </semantics>
</math>
</file>

<file path=Object 9/content.xml><?xml version="1.0" encoding="utf-8"?>
<math xmlns="http://www.w3.org/1998/Math/MathML">
  <semantics>
    <mrow>
      <mrow>
        <mn>1</mn>
        <mo stretchy="false">≤</mo>
        <msub>
          <mi>a</mi>
          <mn>1</mn>
        </msub>
      </mrow>
      <mi mathvariant="normal">=</mi>
      <mn>2</mn>
    </mrow>
    <annotation encoding="StarMath 5.0">1 leslant a_1 = 2</annotation>
  </semantics>
</math>
</file>